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horizontal-align="right" draw:textarea-vertical-align="bottom" draw:auto-grow-height="false" draw:fit-to-size="shrink-to-fit"/>
    </style:style>
    <style:style style:name="gr2" style:family="graphic" style:parent-style-name="standard">
      <style:graphic-properties draw:stroke="dash" draw:stroke-dash="Ultrafine_20_Dashed" draw:fill="solid" draw:fill-color="#ffffff" draw:textarea-horizontal-align="left" draw:textarea-vertical-align="top" draw:auto-grow-height="false" draw:fit-to-size="shrink-to-fit" fo:wrap-option="wrap"/>
    </style:style>
    <style:style style:name="gr3" style:family="graphic" style:parent-style-name="standard">
      <style:graphic-properties draw:fill="solid" draw:fill-color="#c5c6bb" draw:textarea-horizontal-align="justify" draw:textarea-vertical-align="middle" draw:auto-grow-height="false" draw:fit-to-size="shrink-to-fit"/>
    </style:style>
    <style:style style:name="gr4" style:family="graphic" style:parent-style-name="standard">
      <style:graphic-properties draw:fill-color="#ffcc99" draw:textarea-horizontal-align="center" draw:textarea-vertical-align="top" draw:auto-grow-height="true" draw:fit-to-size="shrink-to-fit" fo:min-height="4.098cm" fo:wrap-option="wrap"/>
    </style:style>
    <style:style style:name="gr5" style:family="graphic" style:parent-style-name="objectwithoutfill">
      <style:graphic-properties draw:stroke="dash" draw:stroke-dash="Dashed_20__28_var_29_" svg:stroke-width="0.152cm" svg:stroke-color="#ff0000" draw:marker-start="" draw:marker-start-width="0.584cm" draw:marker-end="Arrow_20_concave" draw:marker-end-width="0.584cm" draw:fill="none" draw:textarea-vertical-align="middle" draw:fit-to-size="shrink-to-fit" fo:padding-top="0.201cm" fo:padding-bottom="0.201cm" fo:padding-left="0.326cm" fo:padding-right="0.326cm" draw:shadow-offset-x="0.203cm" draw:shadow-offset-y="0.203cm"/>
    </style:style>
    <style:style style:name="gr6" style:family="graphic" style:parent-style-name="objectwithoutfill">
      <style:graphic-properties svg:stroke-width="0.152cm" draw:marker-start="" draw:marker-start-width="0.584cm" draw:marker-end="Arrow_20_concave" draw:marker-end-width="0.584cm" draw:fill="none" draw:textarea-vertical-align="middle" draw:fit-to-size="shrink-to-fit" fo:padding-top="0.201cm" fo:padding-bottom="0.201cm" fo:padding-left="0.326cm" fo:padding-right="0.326cm" draw:shadow-offset-x="0.203cm" draw:shadow-offset-y="0.203cm"/>
    </style:style>
    <style:style style:name="gr7" style:family="graphic" style:parent-style-name="objectwithoutfill">
      <style:graphic-properties draw:stroke="dash" draw:stroke-dash="Ultrafine_20_Dashed" draw:fill="none" draw:textarea-vertical-align="middle" draw:fit-to-size="shrink-to-fit"/>
    </style:style>
    <style:style style:name="gr8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2.689cm" fo:wrap-option="wrap"/>
    </style:style>
    <style:style style:name="gr9" style:family="graphic" style:parent-style-name="objectwithoutfill">
      <style:graphic-properties svg:stroke-width="0.152cm" svg:stroke-color="#004586" draw:marker-start="" draw:marker-start-width="0.584cm" draw:marker-end="Arrow_20_concave" draw:marker-end-width="0.584cm" draw:fill="none" draw:textarea-vertical-align="middle" draw:fit-to-size="shrink-to-fit" fo:padding-top="0.201cm" fo:padding-bottom="0.201cm" fo:padding-left="0.326cm" fo:padding-right="0.326cm" draw:shadow-offset-x="0.203cm" draw:shadow-offset-y="0.203cm"/>
    </style:style>
    <style:style style:name="gr10" style:family="graphic" style:parent-style-name="standard">
      <style:graphic-properties draw:fill-color="#ffffcc" draw:textarea-horizontal-align="center" draw:textarea-vertical-align="top" draw:auto-grow-height="true" draw:fit-to-size="shrink-to-fit" fo:min-height="2.766cm" fo:wrap-option="wrap"/>
    </style:style>
    <style:style style:name="gr11" style:family="graphic" style:parent-style-name="standard">
      <style:graphic-properties draw:fill-color="#ffffcc" draw:textarea-horizontal-align="center" draw:textarea-vertical-align="top" draw:auto-grow-height="true" draw:fit-to-size="shrink-to-fit" fo:min-height="3.238cm" fo:wrap-option="wrap"/>
    </style:style>
    <style:style style:name="gr12" style:family="graphic" style:parent-style-name="standard">
      <style:graphic-properties draw:stroke="none" svg:stroke-color="#000000" draw:fill="none" draw:fill-color="#ffffff" draw:fit-to-size="shrink-to-fit" fo:min-height="0.762cm"/>
    </style:style>
    <style:style style:name="gr13" style:family="graphic" style:parent-style-name="standard">
      <style:graphic-properties draw:fill-color="#ccffff" draw:textarea-horizontal-align="justify" draw:textarea-vertical-align="middle" draw:auto-grow-height="false" draw:fit-to-size="shrink-to-fit"/>
    </style:style>
    <style:style style:name="gr14" style:family="graphic" style:parent-style-name="standard">
      <style:graphic-properties draw:fill-color="#ffffcc" draw:textarea-horizontal-align="center" draw:textarea-vertical-align="middle" draw:auto-grow-height="true" draw:fit-to-size="shrink-to-fit" fo:min-height="0.89cm" fo:wrap-option="wrap"/>
    </style:style>
    <style:style style:name="gr15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0.636cm" fo:wrap-option="wrap"/>
    </style:style>
    <style:style style:name="gr16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0.662cm" fo:wrap-option="wrap"/>
    </style:style>
    <style:style style:name="gr17" style:family="graphic" style:parent-style-name="standard">
      <style:graphic-properties draw:fill="solid" draw:fill-color="#ffffcc" draw:textarea-horizontal-align="center" draw:textarea-vertical-align="top" draw:auto-grow-height="true" draw:fit-to-size="shrink-to-fit" fo:min-height="0.514cm" fo:wrap-option="wrap"/>
    </style:style>
    <style:style style:name="gr18" style:family="graphic" style:parent-style-name="standard">
      <style:graphic-properties draw:fill="solid" draw:fill-color="#ffffcc" draw:textarea-horizontal-align="center" draw:textarea-vertical-align="top" draw:auto-grow-height="true" draw:fit-to-size="shrink-to-fit" fo:min-height="0.721cm" fo:wrap-option="wrap"/>
    </style:style>
    <style:style style:name="gr19" style:family="graphic" style:parent-style-name="standard">
      <style:graphic-properties draw:fill="solid" draw:fill-color="#ffd2c8" draw:textarea-horizontal-align="center" draw:textarea-vertical-align="middle" draw:auto-grow-height="true" draw:fit-to-size="shrink-to-fit" fo:min-height="0.674cm" fo:wrap-option="wrap"/>
    </style:style>
    <style:style style:name="gr20" style:family="graphic" style:parent-style-name="standard">
      <style:graphic-properties draw:fill-color="#ffcc99" draw:textarea-horizontal-align="center" draw:textarea-vertical-align="top" draw:auto-grow-height="true" draw:fit-to-size="shrink-to-fit" fo:min-height="4.756cm" fo:wrap-option="wrap"/>
    </style:style>
    <style:style style:name="gr21" style:family="graphic" style:parent-style-name="standard">
      <style:graphic-properties draw:fill-color="#ffcc99" draw:textarea-horizontal-align="center" draw:textarea-vertical-align="top" draw:auto-grow-height="true" draw:fit-to-size="shrink-to-fit" fo:min-height="5.333cm" fo:wrap-option="wrap"/>
    </style:style>
    <style:style style:name="gr22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4.759cm" fo:wrap-option="wrap"/>
    </style:style>
    <style:style style:name="gr23" style:family="graphic" style:parent-style-name="standard">
      <style:graphic-properties draw:fill-color="#ffffcc" draw:textarea-horizontal-align="center" draw:textarea-vertical-align="top" draw:auto-grow-height="true" draw:fit-to-size="shrink-to-fit" fo:min-height="2.484cm" fo:wrap-option="wrap"/>
    </style:style>
    <style:style style:name="gr24" style:family="graphic" style:parent-style-name="standard">
      <style:graphic-properties draw:fill-color="#ffffcc" draw:textarea-horizontal-align="center" draw:textarea-vertical-align="top" draw:auto-grow-height="true" draw:fit-to-size="shrink-to-fit" fo:min-height="3.582cm" fo:wrap-option="wrap"/>
    </style:style>
    <style:style style:name="gr25" style:family="graphic" style:parent-style-name="standard">
      <style:graphic-properties draw:fill-color="#ffffcc" draw:textarea-horizontal-align="center" draw:textarea-vertical-align="middle" draw:auto-grow-height="true" draw:fit-to-size="shrink-to-fit" fo:min-height="0.46cm" fo:wrap-option="wrap"/>
    </style:style>
    <style:style style:name="gr26" style:family="graphic" style:parent-style-name="objectwithoutfill">
      <style:graphic-properties svg:stroke-width="0.152cm" draw:marker-start="" draw:marker-start-width="0.584cm" draw:marker-end="Arrow_20_concave" draw:marker-end-width="0.33cm" draw:fill="none" draw:textarea-vertical-align="middle" draw:fit-to-size="shrink-to-fit" fo:padding-top="0.201cm" fo:padding-bottom="0.201cm" fo:padding-left="0.326cm" fo:padding-right="0.326cm" draw:shadow-offset-x="0.203cm" draw:shadow-offset-y="0.203cm"/>
    </style:style>
    <style:style style:name="gr27" style:family="graphic" style:parent-style-name="standard">
      <style:graphic-properties draw:fill-color="#ffcc99" draw:textarea-horizontal-align="center" draw:textarea-vertical-align="top" draw:auto-grow-height="true" draw:fit-to-size="shrink-to-fit" fo:min-height="6.017cm" fo:wrap-option="wrap"/>
    </style:style>
    <style:style style:name="gr28" style:family="graphic" style:parent-style-name="objectwithoutfill">
      <style:graphic-properties svg:stroke-width="0.152cm" svg:stroke-color="#004586" draw:marker-start="" draw:marker-start-width="0.584cm" draw:marker-end="Arrow_20_concave" draw:marker-end-width="0.33cm" draw:fill="none" draw:textarea-vertical-align="middle" draw:fit-to-size="shrink-to-fit" fo:padding-top="0.201cm" fo:padding-bottom="0.201cm" fo:padding-left="0.326cm" fo:padding-right="0.326cm" draw:shadow-offset-x="0.203cm" draw:shadow-offset-y="0.203cm"/>
    </style:style>
    <style:style style:name="gr29" style:family="graphic" style:parent-style-name="objectwithoutfill">
      <style:graphic-properties svg:stroke-width="0.152cm" svg:stroke-color="#000000" draw:marker-start="" draw:marker-start-width="0.584cm" draw:marker-end="Arrow_20_concave" draw:marker-end-width="0.584cm" draw:fill="none" draw:textarea-vertical-align="middle" draw:fit-to-size="shrink-to-fit" fo:padding-top="0.201cm" fo:padding-bottom="0.201cm" fo:padding-left="0.326cm" fo:padding-right="0.326cm" draw:shadow-offset-x="0.203cm" draw:shadow-offset-y="0.203cm"/>
    </style:style>
    <style:style style:name="gr30" style:family="graphic" style:parent-style-name="standard">
      <style:graphic-properties draw:fill="solid" draw:fill-color="#ffffcc" draw:textarea-horizontal-align="center" draw:textarea-vertical-align="top" draw:auto-grow-height="true" draw:fit-to-size="shrink-to-fit" fo:min-height="0.793cm" fo:wrap-option="wrap"/>
    </style:style>
    <style:style style:name="gr31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0.413cm" fo:wrap-option="wrap"/>
    </style:style>
    <style:style style:name="gr32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0.45cm" fo:wrap-option="wrap"/>
    </style:style>
    <style:style style:name="gr33" style:family="graphic" style:parent-style-name="standard">
      <style:graphic-properties draw:fill="solid" draw:fill-color="#ffffcc" draw:textarea-horizontal-align="center" draw:textarea-vertical-align="top" draw:auto-grow-height="true" draw:fit-to-size="shrink-to-fit" fo:min-height="0.636cm" fo:wrap-option="wrap"/>
    </style:style>
    <style:style style:name="gr34" style:family="graphic" style:parent-style-name="standard">
      <style:graphic-properties draw:fill-color="#ffcc99" draw:textarea-horizontal-align="center" draw:textarea-vertical-align="top" draw:auto-grow-height="true" draw:fit-to-size="shrink-to-fit" fo:min-height="2.068cm" fo:wrap-option="wrap"/>
    </style:style>
    <style:style style:name="gr35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1.925cm" fo:wrap-option="wrap"/>
    </style:style>
    <style:style style:name="gr36" style:family="graphic" style:parent-style-name="standard">
      <style:graphic-properties draw:fill-color="#ffffcc" draw:textarea-horizontal-align="center" draw:textarea-vertical-align="top" draw:auto-grow-height="true" draw:fit-to-size="shrink-to-fit" fo:min-height="0.928cm" fo:wrap-option="wrap"/>
    </style:style>
    <style:style style:name="gr37" style:family="graphic" style:parent-style-name="standard">
      <style:graphic-properties draw:fill-color="#ffffcc" draw:textarea-horizontal-align="center" draw:textarea-vertical-align="top" draw:auto-grow-height="true" draw:fit-to-size="shrink-to-fit" fo:min-height="0.89cm" fo:wrap-option="wrap"/>
    </style:style>
    <style:style style:name="gr38" style:family="graphic" style:parent-style-name="standard">
      <style:graphic-properties draw:stroke="none" svg:stroke-color="#000000" draw:fill="none" draw:fill-color="#ffffff" draw:fit-to-size="shrink-to-fit" fo:min-height="3.444cm"/>
    </style:style>
    <style:style style:name="gr39" style:family="graphic" style:parent-style-name="standard">
      <style:graphic-properties draw:stroke="none" svg:stroke-color="#000000" draw:fill="none" draw:fill-color="#ffffff" draw:fit-to-size="shrink-to-fit" fo:min-height="5.208cm"/>
    </style:style>
    <style:style style:name="gr40" style:family="graphic" style:parent-style-name="standard">
      <style:graphic-properties draw:fill-color="#ffffcc" draw:textarea-horizontal-align="center" draw:textarea-vertical-align="middle" draw:auto-grow-height="true" draw:fit-to-size="shrink-to-fit" fo:min-height="0.555cm" fo:wrap-option="wrap"/>
    </style:style>
    <style:style style:name="gr41" style:family="graphic" style:parent-style-name="standard">
      <style:graphic-properties draw:fill-color="#ffcc99" draw:textarea-horizontal-align="center" draw:textarea-vertical-align="top" draw:auto-grow-height="true" draw:fit-to-size="shrink-to-fit" fo:min-height="2.081cm" fo:wrap-option="wrap"/>
    </style:style>
    <style:style style:name="gr42" style:family="graphic" style:parent-style-name="standard">
      <style:graphic-properties draw:fill="solid" draw:fill-color="#ffffcc" draw:textarea-horizontal-align="center" draw:textarea-vertical-align="top" draw:auto-grow-height="true" draw:fit-to-size="shrink-to-fit" fo:min-height="0.554cm" fo:wrap-option="wrap"/>
    </style:style>
    <style:style style:name="gr43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0.555cm" fo:wrap-option="wrap"/>
    </style:style>
    <style:style style:name="gr44" style:family="graphic" style:parent-style-name="standard">
      <style:graphic-properties draw:fill="solid" draw:fill-color="#ffffcc" draw:textarea-horizontal-align="center" draw:textarea-vertical-align="top" draw:auto-grow-height="true" draw:fit-to-size="shrink-to-fit" fo:min-height="0.555cm" fo:wrap-option="wrap"/>
    </style:style>
    <style:style style:name="gr45" style:family="graphic" style:parent-style-name="objectwithoutfill">
      <style:graphic-properties draw:stroke="dash" draw:stroke-dash="Ultrafine_20_Dashed" draw:fill="none" draw:textarea-vertical-align="middle"/>
    </style:style>
    <style:style style:name="gr46" style:family="graphic" style:parent-style-name="standard">
      <style:graphic-properties draw:fill="solid" draw:fill-color="#ffd2c8" draw:textarea-horizontal-align="center" draw:textarea-vertical-align="middle" draw:auto-grow-height="true" draw:fit-to-size="shrink-to-fit" fo:min-height="0.796cm" fo:wrap-option="wrap"/>
    </style:style>
    <style:style style:name="gr47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2.185cm" fo:wrap-option="wrap"/>
    </style:style>
    <style:style style:name="gr48" style:family="graphic" style:parent-style-name="standard">
      <style:graphic-properties draw:fill-color="#ffffcc" draw:textarea-horizontal-align="center" draw:textarea-vertical-align="top" draw:auto-grow-height="true" draw:fit-to-size="shrink-to-fit" fo:min-height="1.364cm" fo:wrap-option="wrap"/>
    </style:style>
    <style:style style:name="gr49" style:family="graphic" style:parent-style-name="standard">
      <style:graphic-properties draw:fill-color="#ffffcc" draw:textarea-horizontal-align="center" draw:textarea-vertical-align="middle" draw:auto-grow-height="true" draw:fit-to-size="shrink-to-fit" fo:min-height="0.674cm" fo:wrap-option="wrap"/>
    </style:style>
    <style:style style:name="gr50" style:family="graphic" style:parent-style-name="standard">
      <style:graphic-properties draw:fill="solid" draw:fill-color="#ffffcc" draw:textarea-horizontal-align="center" draw:textarea-vertical-align="top" draw:auto-grow-height="true" draw:fit-to-size="shrink-to-fit" fo:min-height="0.852cm" fo:wrap-option="wrap"/>
    </style:style>
    <style:style style:name="gr51" style:family="graphic" style:parent-style-name="standard">
      <style:graphic-properties draw:fill="solid" draw:fill-color="#ffd2c8" draw:textarea-horizontal-align="center" draw:textarea-vertical-align="top" draw:auto-grow-height="true" draw:fit-to-size="shrink-to-fit" fo:min-height="0.852cm" fo:wrap-option="wrap"/>
    </style:style>
    <style:style style:name="gr52" style:family="graphic" style:parent-style-name="standard">
      <style:graphic-properties draw:fill="solid" draw:fill-color="#ffd2c8" draw:textarea-horizontal-align="center" draw:textarea-vertical-align="middle" draw:auto-grow-height="true" draw:fit-to-size="shrink-to-fit" fo:min-height="1.182cm" fo:wrap-option="wrap"/>
    </style:style>
    <style:style style:name="gr53" style:family="graphic" style:parent-style-name="standard">
      <style:graphic-properties draw:fill-color="#ffffcc" draw:textarea-horizontal-align="center" draw:textarea-vertical-align="top" draw:auto-grow-height="true" draw:fit-to-size="shrink-to-fit" fo:min-height="2.618cm" fo:wrap-option="wrap"/>
    </style:style>
    <style:style style:name="gr54" style:family="graphic" style:parent-style-name="objectwithoutfill">
      <style:graphic-properties svg:stroke-width="0.152cm" svg:stroke-color="#000000" draw:marker-start="" draw:marker-start-width="0.584cm" draw:marker-end="Arrow_20_concave" draw:marker-end-width="0.33cm" draw:fill="none" draw:textarea-vertical-align="middle" draw:fit-to-size="shrink-to-fit" fo:padding-top="0.201cm" fo:padding-bottom="0.201cm" fo:padding-left="0.326cm" fo:padding-right="0.326cm" draw:shadow-offset-x="0.203cm" draw:shadow-offset-y="0.203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fo:font-family="Times" style:font-style-name="Italic" style:font-family-generic="roman" fo:font-size="16pt" fo:font-style="italic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>
        <style:tab-stops/>
      </style:paragraph-properties>
      <style:text-properties fo:font-family="Times" style:font-style-name="Italic" style:font-family-generic="roman" fo:font-size="20pt" fo:font-style="italic" fo:font-weight="bold" style:font-size-asian="18pt" style:font-weight-asian="bold" style:font-size-complex="18pt" style:font-weight-complex="600"/>
    </style:style>
    <style:style style:name="P5" style:family="paragraph">
      <style:paragraph-properties fo:text-align="start">
        <style:tab-stops/>
      </style:paragraph-properties>
      <style:text-properties fo:font-family="Times" style:font-style-name="Italic" style:font-family-generic="roman" fo:font-size="16pt" fo:font-style="italic" fo:font-weight="bold" style:font-weight-asian="bold" style:font-weight-complex="bold"/>
    </style:style>
    <style:style style:name="P6" style:family="paragraph">
      <style:paragraph-properties>
        <style:tab-stops/>
      </style:paragraph-properties>
    </style:style>
    <style:style style:name="P7" style:family="paragraph">
      <style:paragraph-properties>
        <style:tab-stops/>
      </style:paragraph-properties>
      <style:text-properties fo:font-family="Times" style:font-style-name="Italic" style:font-family-generic="roman" fo:font-size="16pt" fo:font-style="italic"/>
    </style:style>
    <style:style style:name="P8" style:family="paragraph">
      <style:paragraph-properties fo:text-align="start">
        <style:tab-stops/>
      </style:paragraph-properties>
      <style:text-properties fo:font-family="Times" style:font-style-name="Italic" style:font-family-generic="roman" fo:font-size="15pt" fo:font-style="italic" fo:font-weight="bold" style:font-size-asian="18pt" style:font-weight-asian="bold" style:font-size-complex="18pt" style:font-weight-complex="600"/>
    </style:style>
    <style:style style:name="P9" style:family="paragraph">
      <style:paragraph-properties fo:text-align="start">
        <style:tab-stops/>
      </style:paragraph-properties>
      <style:text-properties fo:font-family="Times" style:font-style-name="Italic" style:font-family-generic="roman" fo:font-size="18pt" fo:font-style="italic" fo:font-weight="bold" style:font-size-asian="18pt" style:font-weight-asian="bold" style:font-size-complex="18pt" style:font-weight-complex="600"/>
    </style:style>
    <style:style style:name="P10" style:family="paragraph">
      <style:paragraph-properties fo:text-align="start">
        <style:tab-stops/>
      </style:paragraph-properties>
      <style:text-properties fo:font-family="Times" style:font-style-name="Italic" style:font-family-generic="roman" fo:font-size="20pt" fo:font-style="italic" style:font-size-asian="20pt" style:font-size-complex="20pt"/>
    </style:style>
    <style:style style:name="P11" style:family="paragraph">
      <style:paragraph-properties fo:text-align="start">
        <style:tab-stops/>
      </style:paragraph-properties>
      <style:text-properties fo:font-family="Times" style:font-family-generic="roman" fo:font-size="20pt" fo:font-style="italic" style:font-size-asian="20pt" style:font-size-complex="20pt"/>
    </style:style>
    <style:style style:name="P12" style:family="paragraph">
      <style:paragraph-properties fo:text-align="start">
        <style:tab-stops/>
      </style:paragraph-properties>
      <style:text-properties fo:font-family="Times" style:font-style-name="Italic" style:font-family-generic="roman" fo:font-size="20pt" fo:font-style="italic" fo:font-weight="bold" style:font-size-asian="20pt" style:font-weight-asian="bold" style:font-size-complex="20pt" style:font-weight-complex="bold"/>
    </style:style>
    <style:style style:name="P13" style:family="paragraph">
      <style:paragraph-properties fo:text-align="start">
        <style:tab-stops/>
      </style:paragraph-properties>
      <style:text-properties fo:font-family="Times" style:font-style-name="Italic" style:font-family-generic="roman" fo:font-size="20pt" fo:font-style="italic" fo:font-weight="bold" style:font-size-asian="20pt" style:font-weight-asian="bold" style:font-size-complex="20pt" style:font-weight-complex="600"/>
    </style:style>
    <style:style style:name="P14" style:family="paragraph">
      <style:paragraph-properties fo:text-align="start">
        <style:tab-stops/>
      </style:paragraph-properties>
      <style:text-properties fo:font-family="Times" style:font-style-name="Italic" style:font-family-generic="roman" fo:font-size="24pt" fo:font-style="italic" fo:font-weight="bold" style:font-size-asian="32pt" style:font-weight-asian="bold" style:font-size-complex="32pt" style:font-weight-complex="600"/>
    </style:style>
    <style:style style:name="P15" style:family="paragraph">
      <style:paragraph-properties fo:text-align="start">
        <style:tab-stops/>
      </style:paragraph-properties>
      <style:text-properties fo:font-family="Times" style:font-style-name="Italic" style:font-family-generic="roman" fo:font-size="24pt" fo:font-style="italic" fo:font-weight="bold" style:font-size-asian="20pt" style:font-weight-asian="bold" style:font-size-complex="20pt" style:font-weight-complex="600"/>
    </style:style>
    <style:style style:name="P16" style:family="paragraph">
      <style:paragraph-properties fo:text-align="start">
        <style:tab-stops/>
      </style:paragraph-properties>
      <style:text-properties fo:font-family="Times" style:font-style-name="Italic" style:font-family-generic="roman" fo:font-size="30pt" fo:font-style="italic" fo:font-weight="bold" style:font-size-asian="20pt" style:font-weight-asian="bold" style:font-size-complex="20pt" style:font-weight-complex="600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style:paragraph-properties fo:text-align="center">
        <style:tab-stops/>
      </style:paragraph-properties>
      <style:text-properties fo:font-family="Times" style:font-style-name="Italic" style:font-family-generic="roman" fo:font-size="28pt" fo:font-style="italic" style:font-size-asian="18pt" style:font-size-complex="18pt"/>
    </style:style>
    <style:style style:name="P19" style:family="paragraph">
      <style:paragraph-properties fo:text-align="center">
        <style:tab-stops/>
      </style:paragraph-properties>
      <style:text-properties fo:font-family="Times" style:font-style-name="Italic" style:font-family-generic="roman" fo:font-size="30pt" fo:font-style="italic" style:font-size-asian="18pt" style:font-size-complex="18pt"/>
    </style:style>
    <style:style style:name="P20" style:family="paragraph">
      <style:paragraph-properties fo:text-align="start">
        <style:tab-stops/>
      </style:paragraph-properties>
      <style:text-properties fo:font-size="20pt"/>
    </style:style>
    <style:style style:name="P21" style:family="paragraph">
      <style:paragraph-properties fo:text-align="start">
        <style:tab-stops/>
      </style:paragraph-properties>
      <style:text-properties fo:font-size="24pt"/>
    </style:style>
    <style:style style:name="P22" style:family="paragraph">
      <style:paragraph-properties fo:text-align="start">
        <style:tab-stops/>
      </style:paragraph-properties>
      <style:text-properties fo:font-size="30pt"/>
    </style:style>
    <style:style style:name="P23" style:family="paragraph">
      <style:paragraph-properties>
        <style:tab-stops/>
      </style:paragraph-properties>
      <style:text-properties fo:font-size="16pt"/>
    </style:style>
    <style:style style:name="P24" style:family="paragraph">
      <style:paragraph-properties fo:text-align="center">
        <style:tab-stops/>
      </style:paragraph-properties>
      <style:text-properties fo:font-size="16pt"/>
    </style:style>
    <style:style style:name="P25" style:family="paragraph">
      <style:paragraph-properties fo:text-align="center">
        <style:tab-stops/>
      </style:paragraph-properties>
      <style:text-properties fo:font-size="28pt"/>
    </style:style>
    <style:style style:name="P26" style:family="paragraph">
      <style:paragraph-properties fo:text-align="center">
        <style:tab-stops/>
      </style:paragraph-properties>
      <style:text-properties fo:font-size="30pt"/>
    </style:style>
    <style:style style:name="P27" style:family="paragraph">
      <style:text-properties fo:font-size="20pt"/>
    </style:style>
    <style:style style:name="T1" style:family="text">
      <style:text-properties fo:font-family="Times" style:font-style-name="Italic" style:font-family-generic="roman" fo:font-size="16pt" fo:font-style="italic"/>
    </style:style>
    <style:style style:name="T2" style:family="text">
      <style:text-properties fo:font-family="Times" style:font-style-name="Italic" style:font-family-generic="roman" fo:font-size="16pt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family="Times" style:font-style-name="Italic" style:font-family-generic="roman" fo:font-size="20pt" fo:font-style="italic" fo:font-weight="bold" style:font-size-asian="18pt" style:font-weight-asian="bold" style:font-size-complex="18pt" style:font-weight-complex="600"/>
    </style:style>
    <style:style style:name="T4" style:family="text">
      <style:text-properties fo:font-family="Times" style:font-style-name="Italic" style:font-family-generic="roman" fo:font-size="20pt" fo:font-style="italic" fo:font-weight="normal" style:font-size-asian="18pt" style:font-weight-asian="normal" style:font-size-complex="18pt" style:font-weight-complex="600"/>
    </style:style>
    <style:style style:name="T5" style:family="text">
      <style:text-properties fo:font-family="Times" style:font-style-name="Italic" style:font-family-generic="roman" fo:font-size="16pt" fo:font-style="italic" fo:font-weight="bold" style:font-weight-asian="bold" style:font-weight-complex="bold"/>
    </style:style>
    <style:style style:name="T6" style:family="text">
      <style:text-properties fo:font-family="Times" style:font-style-name="Italic" style:font-family-generic="roman" fo:font-size="16pt" fo:font-style="italic" fo:font-weight="normal" style:font-weight-asian="normal" style:font-weight-complex="normal"/>
    </style:style>
    <style:style style:name="T7" style:family="text">
      <style:text-properties fo:font-family="Times" style:font-style-name="Italic" style:font-family-generic="roman" fo:font-size="15pt" fo:font-style="italic" fo:font-weight="normal" style:font-size-asian="18pt" style:font-weight-asian="normal" style:font-size-complex="18pt" style:font-weight-complex="600"/>
    </style:style>
    <style:style style:name="T8" style:family="text">
      <style:text-properties fo:font-family="Times" style:font-style-name="Italic" style:font-family-generic="roman" fo:font-size="18pt" fo:font-style="italic" fo:font-weight="bold" style:font-size-asian="18pt" style:font-weight-asian="bold" style:font-size-complex="18pt" style:font-weight-complex="600"/>
    </style:style>
    <style:style style:name="T9" style:family="text">
      <style:text-properties fo:font-family="Times" style:font-style-name="Italic" style:font-family-generic="roman" fo:font-size="18pt" fo:font-style="italic" fo:font-weight="normal" style:font-size-asian="18pt" style:font-weight-asian="normal" style:font-size-complex="18pt" style:font-weight-complex="600"/>
    </style:style>
    <style:style style:name="T10" style:family="text">
      <style:text-properties fo:font-family="'Courier New'" style:font-style-name="Regular" style:font-family-generic="modern" style:font-pitch="fixed" fo:font-size="13pt" fo:font-style="normal" fo:font-weight="normal" style:font-size-asian="18pt" style:font-weight-asian="normal" style:font-size-complex="18pt" style:font-weight-complex="600"/>
    </style:style>
    <style:style style:name="T11" style:family="text">
      <style:text-properties fo:font-family="Times" style:font-style-name="Italic" style:font-family-generic="roman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family="Times" style:font-style-name="Italic" style:font-family-generic="roman" fo:font-size="20pt" fo:font-style="italic" style:font-size-asian="20pt" style:font-size-complex="20pt"/>
    </style:style>
    <style:style style:name="T13" style:family="text">
      <style:text-properties fo:font-family="Times" style:font-family-generic="roman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family="Times" style:font-family-generic="roman" fo:font-size="20pt" fo:font-style="italic" style:font-size-asian="20pt" style:font-size-complex="20pt"/>
    </style:style>
    <style:style style:name="T15" style:family="text">
      <style:text-properties fo:font-family="Times" style:font-family-generic="roman"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family="Times" style:font-family-generic="roman" fo:font-size="20pt" style:font-size-asian="20pt" style:font-size-complex="20pt"/>
    </style:style>
    <style:style style:name="T17" style:family="text">
      <style:text-properties fo:font-family="Times" style:font-style-name="Italic" style:font-family-generic="roman" fo:font-size="20pt" fo:font-style="italic" fo:font-weight="bold" style:font-size-asian="20pt" style:font-weight-asian="bold" style:font-size-complex="20pt" style:font-weight-complex="bold"/>
    </style:style>
    <style:style style:name="T18" style:family="text">
      <style:text-properties fo:font-family="Times" style:font-style-name="Italic" style:font-family-generic="roman" fo:font-size="20pt" fo:font-style="italic" fo:font-weight="normal" style:font-size-asian="20pt" style:font-weight-asian="normal" style:font-size-complex="20pt" style:font-weight-complex="normal"/>
    </style:style>
    <style:style style:name="T19" style:family="text">
      <style:text-properties fo:font-family="Times" style:font-style-name="Italic" style:font-family-generic="roman" fo:font-size="20pt" fo:font-style="italic" fo:font-weight="bold" style:font-size-asian="20pt" style:font-weight-asian="bold" style:font-size-complex="20pt" style:font-weight-complex="600"/>
    </style:style>
    <style:style style:name="T20" style:family="text">
      <style:text-properties fo:font-family="Times" style:font-style-name="Italic" style:font-family-generic="roman" fo:font-size="20pt" fo:font-style="italic" fo:font-weight="normal" style:font-size-asian="20pt" style:font-weight-asian="normal" style:font-size-complex="20pt" style:font-weight-complex="600"/>
    </style:style>
    <style:style style:name="T21" style:family="text">
      <style:text-properties fo:font-family="'Courier New'" style:font-style-name="Regular" style:font-family-generic="modern" style:font-pitch="fixed" fo:font-size="14pt" fo:font-style="normal" fo:font-weight="normal" style:font-size-asian="14pt" style:font-weight-asian="normal" style:font-size-complex="14pt" style:font-weight-complex="600"/>
    </style:style>
    <style:style style:name="T22" style:family="text">
      <style:text-properties fo:font-family="Times" style:font-style-name="Italic" style:font-family-generic="roman" fo:font-size="14pt" fo:font-style="italic" fo:font-weight="normal" style:font-size-asian="14pt" style:font-weight-asian="normal" style:font-size-complex="14pt" style:font-weight-complex="600"/>
    </style:style>
    <style:style style:name="T23" style:family="text">
      <style:text-properties fo:font-family="Times" style:font-style-name="Italic" style:font-family-generic="roman" fo:font-size="24pt" fo:font-style="italic" fo:font-weight="bold" style:font-size-asian="32pt" style:font-weight-asian="bold" style:font-size-complex="32pt" style:font-weight-complex="600"/>
    </style:style>
    <style:style style:name="T24" style:family="text">
      <style:text-properties fo:font-family="Times" style:font-style-name="Italic" style:font-family-generic="roman" fo:font-size="24pt" fo:font-style="italic" fo:font-weight="bold" style:font-size-asian="20pt" style:font-weight-asian="bold" style:font-size-complex="20pt" style:font-weight-complex="600"/>
    </style:style>
    <style:style style:name="T25" style:family="text">
      <style:text-properties fo:font-family="Times" style:font-style-name="Italic" style:font-family-generic="roman" fo:font-size="30pt" fo:font-style="italic" fo:font-weight="bold" style:font-size-asian="20pt" style:font-weight-asian="bold" style:font-size-complex="20pt" style:font-weight-complex="600"/>
    </style:style>
    <style:style style:name="T26" style:family="text">
      <style:text-properties fo:font-family="Times" style:font-style-name="Italic" style:font-family-generic="roman" fo:font-size="28pt" fo:font-style="italic" style:font-size-asian="18pt" style:font-size-complex="18pt"/>
    </style:style>
    <style:style style:name="T27" style:family="text">
      <style:text-properties fo:font-family="Times" style:font-style-name="Italic" style:font-family-generic="roman" fo:font-size="30pt" fo:font-style="italic" style:font-size-asian="18pt" style:font-size-complex="18pt"/>
    </style:style>
    <style:style style:name="T28" style:family="text">
      <style:text-properties fo:font-family="Times" style:font-family-generic="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2.413cm" svg:x="1cm" svg:y="17.51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668cm" svg:height="15.113cm" svg:x="1cm" svg:y="1.127cm">
          <text:p text:style-name="P3"><text:span text:style-name="T2">Control VM</text:span><text:span text:style-name="T1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7cm" svg:height="1.017cm" svg:x="1cm" svg:y="16.367cm">
          <text:p text:style-name="P1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08cm" svg:height="15.113cm" svg:x="13.192cm" svg:y="1.127cm">
          <text:p text:style-name="P3"><text:span text:style-name="T2">Guest VM:</text:span><text:span text:style-name="T1"> runs the user </text:span></text:p>
          <text:p text:style-name="P3"><text:span text:style-name="T1">application. Data originating</text:span></text:p>
          <text:p text:style-name="P3"><text:span text:style-name="T1">from user-space are transmitted to the </text:span></text:p>
          <text:p text:style-name="P3"><text:span text:style-name="T1">network via i) Xen2MX (red – dashed),</text:span></text:p>
          <text:p text:style-name="P3"><text:span text:style-name="T1">ii) the bridged case (black – solid) and</text:span></text:p>
          <text:p text:style-name="P3"><text:span text:style-name="T1">iii) a PCI-attached NIC (blue – solid)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49cm" svg:height="1.664cm" svg:x="19.542cm" svg:y="17.878cm">
          <text:p text:style-name="P1"><text:span text:style-name="T1">Smart 10GbE </text:span></text:p>
          <text:p text:style-name="P1"><text:span text:style-name="T1">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819cm" svg:height="1.779cm" svg:x="5.699cm" svg:y="17.764cm">
          <text:p text:style-name="P1"><text:span text:style-name="T1">Generic 10GbE </text:span></text:p>
          <text:p text:style-name="P1"><text:span text:style-name="T1">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3.689cm" svg:height="5.094cm" svg:x="13.346cm" svg:y="5.826cm">
          <text:p text:style-name="P3"><text:span text:style-name="T3">Xen2XM frontend: </text:span><text:span text:style-name="T4">handles requests from the OpenMX library. Issues requests to the backend via event channels and is triggered by IOCTLs (requests) and soft-interrupts (responses)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7.727cm" svg:y1="5.445cm" svg:x2="26.654cm" svg:y2="6.588cm">
          <text:p/>
        </draw:line>
        <draw:line draw:style-name="gr6" draw:text-style-name="P2" draw:layer="layout" svg:x1="4.683cm" svg:y1="15.605cm" svg:x2="8.112cm" svg:y2="17.891cm">
          <text:p/>
        </draw:line>
        <draw:line draw:style-name="gr7" draw:text-style-name="P2" draw:layer="layout" svg:x1="13.192cm" svg:y1="5.683cm" svg:x2="28.7cm" svg:y2="5.683cm">
          <text:p/>
        </draw:line>
        <draw:custom-shape draw:style-name="gr8" draw:text-style-name="P5" draw:layer="layout" svg:width="8.763cm" svg:height="3.346cm" svg:x="19.669cm" svg:y="11.406cm">
          <text:p text:style-name="P3"><text:span text:style-name="T5">Open-MX protocol: </text:span><text:span text:style-name="T6">handles requests from the OpenMX library. Builds the frame and pushes it on to the Ethernet stack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7.854cm" svg:y1="5.445cm" svg:x2="27.854cm" svg:y2="10.779cm">
          <text:p/>
        </draw:line>
        <draw:custom-shape draw:style-name="gr10" draw:text-style-name="P5" draw:layer="layout" svg:width="7.62cm" svg:height="3.362cm" svg:x="2.805cm" svg:y="9.83cm">
          <text:p text:style-name="P3"><text:span text:style-name="T5">netback: </text:span><text:span text:style-name="T6">handles frames from/to a generic guest. Injects them into the software bridge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3.573cm" svg:y1="12.395cm" svg:x2="10.525cm" svg:y2="12.395cm">
          <text:p/>
        </draw:line>
        <draw:custom-shape draw:style-name="gr11" draw:text-style-name="P5" draw:layer="layout" svg:width="5.969cm" svg:height="3.888cm" svg:x="13.346cm" svg:y="12.028cm">
          <text:p text:style-name="P3"><text:span text:style-name="T5">netfront: </text:span><text:span text:style-name="T6">handles all virtual ethernet traffic and forwards it to the netback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0.635cm" svg:height="2.943cm" svg:x="28.051cm" svg:y="2.662cm">
          <draw:text-box>
            <text:p text:style-name="P6"><text:span text:style-name="T1">user</text:span></text:p>
          </draw:text-box>
        </draw:frame>
        <draw:frame draw:style-name="gr12" draw:text-style-name="P7" draw:layer="layout" svg:width="0.655cm" svg:height="4.289cm" svg:x="28.024cm" svg:y="5.953cm">
          <draw:text-box>
            <text:p text:style-name="P6"><text:span text:style-name="T1">kernel</text:span></text:p>
          </draw:text-box>
        </draw:frame>
        <draw:custom-shape draw:style-name="gr13" draw:text-style-name="P2" draw:layer="layout" svg:width="3.175cm" svg:height="1.016cm" svg:x="25.296cm" svg:y="14.97cm">
          <text:p text:style-name="P1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281cm" svg:x="1.28cm" svg:y="14.589cm">
          <text:p text:style-name="P1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7.985cm" svg:y1="14.843cm" svg:x2="4.81cm" svg:y2="14.843cm">
          <text:p/>
        </draw:line>
        <draw:line draw:style-name="gr6" draw:text-style-name="P2" draw:layer="layout" svg:x1="10.017cm" svg:y1="12.811cm" svg:x2="9.763cm" svg:y2="14.208cm">
          <text:p/>
        </draw:line>
        <draw:custom-shape draw:style-name="gr14" draw:text-style-name="P2" draw:layer="layout" svg:width="2.794cm" svg:height="1.779cm" svg:x="8.02cm" svg:y="14.134cm">
          <text:p text:style-name="P1"><text:span text:style-name="T1">Software bridge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3.883cm" svg:height="0.986cm" svg:x="24.198cm" svg:y="3.498cm">
          <text:p text:style-name="P3"><text:span text:style-name="T7">MX bin compa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4.391cm" svg:height="1.016cm" svg:x="23.69cm" svg:y="4.556cm">
          <text:p text:style-name="P3"><text:span text:style-name="T7">Open-MX library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.724cm" svg:height="0.986cm" svg:x="26.357cm" svg:y="2.436cm">
          <text:p text:style-name="P3"><text:span text:style-name="T7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4.391cm" svg:height="1.081cm" svg:x="23.69cm" svg:y="1.281cm">
          <text:p text:style-name="P3"><text:span text:style-name="T7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3.733cm" svg:y1="15.478cm" svg:x2="25.511cm" svg:y2="15.478cm">
          <text:p/>
        </draw:line>
        <draw:line draw:style-name="gr6" draw:text-style-name="P2" draw:layer="layout" svg:x1="20.939cm" svg:y1="15.605cm" svg:x2="19.034cm" svg:y2="15.605cm">
          <text:p/>
        </draw:line>
        <draw:custom-shape draw:style-name="gr19" draw:text-style-name="P2" draw:layer="layout" svg:width="3.427cm" svg:height="1.03cm" svg:x="20.56cm" svg:y="14.992cm">
          <text:p text:style-name="P1"><text:span text:style-name="T1">Etherne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5.833cm" svg:y1="15.808cm" svg:x2="23.479cm" svg:y2="18.145cm">
          <text:p/>
        </draw:line>
        <draw:line draw:style-name="gr5" draw:text-style-name="P2" draw:layer="layout" svg:x1="2.27cm" svg:y1="9.509cm" svg:x2="2.27cm" svg:y2="14.462cm">
          <text:p/>
        </draw:line>
        <draw:custom-shape draw:style-name="gr20" draw:text-style-name="P9" draw:layer="layout" svg:width="10.133cm" svg:height="5.58cm" svg:x="1.254cm" svg:y="3.921cm">
          <text:p text:style-name="P3"><text:span text:style-name="T8">Xen2XM backend: </text:span><text:span text:style-name="T9">handles incoming requests from both the frontend and the network. Implements the actual Open-MX protocol and forwards network frames based on their </text:span><text:span text:style-name="T10">peer_index</text:span><text:span text:style-name="T9">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3.319cm" svg:y1="7.604cm" svg:x2="11.414cm" svg:y2="6.842cm">
          <text:p/>
        </draw:line>
      </draw:page>
      <draw:page draw:name="page2" draw:style-name="dp1" draw:master-page-name="Default">
        <draw:custom-shape draw:style-name="gr1" draw:text-style-name="P2" draw:layer="layout" svg:width="8.382cm" svg:height="2.49cm" svg:x="1cm" svg:y="17.51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1.303cm" svg:height="15.113cm" svg:x="1cm" svg:y="1.127cm">
          <text:p text:style-name="P3"><text:span text:style-name="T11">Control VM</text:span><text:span text:style-name="T12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82cm" svg:height="1.017cm" svg:x="1cm" svg:y="16.367cm">
          <text:p text:style-name="P1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6.27cm" svg:height="18.873cm" svg:x="12.43cm" svg:y="1.127cm">
          <text:p text:style-name="P3"><text:span text:style-name="T13">Guest VM:</text:span><text:span text:style-name="T14"> runs the user </text:span></text:p>
          <text:p text:style-name="P3"><text:span text:style-name="T14">application. Data originating</text:span></text:p>
          <text:p><text:span text:style-name="T15">from user-space are transmitted </text:span></text:p>
          <text:p><text:span text:style-name="T15">to the network via:</text:span></text:p>
          <text:p><text:span text:style-name="T16">i) Xen2MX (red, dashed),</text:span></text:p>
          <text:p><text:span text:style-name="T16">ii) the bridged case (black, solid) </text:span></text:p>
          <text:p><text:span text:style-name="T16">iii) direct assignment (blue, soli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16cm" svg:height="0.889cm" svg:x="1.199cm" svg:y="17.764cm">
          <text:p text:style-name="P1"><text:span text:style-name="T1">Generic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4.024cm" svg:height="6.223cm" svg:x="12.884cm" svg:y="7.782cm">
          <text:p text:style-name="P3"><text:span text:style-name="T3">Xen2XM frontend: </text:span><text:span text:style-name="T4">handles requests from the OpenMX library. Issues requests to the backend via event channels and is triggered by IOCTLs (requests) and soft-interrupts (responses). Features endpoint semantics and hooks for pinning/allocating memory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2.622cm" svg:y1="2.397cm" svg:x2="22.622cm" svg:y2="7.858cm">
          <text:p/>
        </draw:line>
        <draw:line draw:style-name="gr6" draw:text-style-name="P2" draw:layer="layout" svg:x1="3.032cm" svg:y1="15.605cm" svg:x2="3.032cm" svg:y2="17.764cm">
          <text:p/>
        </draw:line>
        <draw:line draw:style-name="gr7" draw:text-style-name="P2" draw:layer="layout" svg:x1="12.43cm" svg:y1="7.656cm" svg:x2="28.7cm" svg:y2="7.656cm">
          <text:p/>
        </draw:line>
        <draw:custom-shape draw:style-name="gr22" draw:text-style-name="P12" draw:layer="layout" svg:width="8.763cm" svg:height="5.583cm" svg:x="19.669cm" svg:y="14.208cm">
          <text:p text:style-name="P3"><text:span text:style-name="T17">Open-MX protocol: </text:span><text:span text:style-name="T18">handles requests from the OpenMX library. Builds the frame and pushes it on to the Ethernet st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7.797cm" svg:y1="1.508cm" svg:x2="27.797cm" svg:y2="15.478cm">
          <text:p/>
        </draw:line>
        <draw:custom-shape draw:style-name="gr23" draw:text-style-name="P12" draw:layer="layout" svg:width="10.033cm" svg:height="3.196cm" svg:x="2.016cm" svg:y="11.16cm">
          <text:p text:style-name="P3"><text:span text:style-name="T17">netback: </text:span><text:span text:style-name="T18">handles frames from/to a generic guest. Injects them into the software bridge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2.811cm" svg:y1="15.986cm" svg:x2="11.668cm" svg:y2="13.954cm">
          <text:p/>
        </draw:line>
        <draw:custom-shape draw:style-name="gr24" draw:text-style-name="P12" draw:layer="layout" svg:width="6.985cm" svg:height="4.272cm" svg:x="12.557cm" svg:y="14.208cm">
          <text:p text:style-name="P3"><text:span text:style-name="T17">netfront: </text:span><text:span text:style-name="T18">handles all virtual ethernet traffic and forwards it to the netb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0.635cm" svg:height="2.943cm" svg:x="28.051cm" svg:y="4.662cm">
          <draw:text-box>
            <text:p text:style-name="P6"><text:span text:style-name="T1">user</text:span></text:p>
          </draw:text-box>
        </draw:frame>
        <draw:frame draw:style-name="gr12" draw:text-style-name="P7" draw:layer="layout" svg:width="0.655cm" svg:height="4.289cm" svg:x="28.024cm" svg:y="7.653cm">
          <draw:text-box>
            <text:p text:style-name="P6"><text:span text:style-name="T1">kernel</text:span></text:p>
          </draw:text-box>
        </draw:frame>
        <draw:custom-shape draw:style-name="gr13" draw:text-style-name="P2" draw:layer="layout" svg:width="3.175cm" svg:height="1.016cm" svg:x="12.557cm" svg:y="18.608cm">
          <text:p text:style-name="P1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1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7.731cm" svg:y1="15.478cm" svg:x2="5.318cm" svg:y2="15.478cm">
          <text:p/>
        </draw:line>
        <draw:line draw:style-name="gr6" draw:text-style-name="P2" draw:layer="layout" svg:x1="10.652cm" svg:y1="14.208cm" svg:x2="9.001cm" svg:y2="15.224cm">
          <text:p/>
        </draw:line>
        <draw:custom-shape draw:style-name="gr25" draw:text-style-name="P2" draw:layer="layout" svg:width="4.283cm" svg:height="1.03cm" svg:x="7.731cm" svg:y="15.083cm">
          <text:p text:style-name="P1"><text:span text:style-name="T1">Software bridge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" draw:layer="layout" svg:x1="16.875cm" svg:y1="19.161cm" svg:x2="15.986cm" svg:y2="18.272cm">
          <text:p/>
        </draw:line>
        <draw:custom-shape draw:style-name="gr19" draw:text-style-name="P2" draw:layer="layout" svg:width="2.667cm" svg:height="1.03cm" svg:x="16.621cm" svg:y="18.608cm">
          <text:p text:style-name="P1"><text:span text:style-name="T1">Etherne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2.684cm" svg:y1="18.907cm" svg:x2="6.715cm" svg:y2="18.907cm">
          <text:p/>
        </draw:line>
        <draw:line draw:style-name="gr5" draw:text-style-name="P2" draw:layer="layout" svg:x1="1.67cm" svg:y1="9.509cm" svg:x2="1.67cm" svg:y2="14.97cm">
          <text:p/>
        </draw:line>
        <draw:custom-shape draw:style-name="gr27" draw:text-style-name="P13" draw:layer="layout" svg:width="10.922cm" svg:height="6.987cm" svg:x="1.254cm" svg:y="3.921cm">
          <text:p text:style-name="P3"><text:span text:style-name="T19">Xen2XM backend: </text:span><text:span text:style-name="T20">handles incoming requests from both the frontend and the network. Implements the actual Open-MX protocol and forwards network frames based on their </text:span><text:span text:style-name="T21">peer_index</text:span><text:span text:style-name="T22">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3.065cm" svg:y1="8.493cm" svg:x2="11.287cm" svg:y2="6.842cm">
          <text:p/>
        </draw:line>
        <draw:custom-shape draw:style-name="gr3" draw:text-style-name="P2" draw:layer="layout" svg:width="5.526cm" svg:height="0.889cm" svg:x="1.189cm" svg:y="18.78cm">
          <text:p text:style-name="P1"><text:span text:style-name="T1">Smart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16.621cm" svg:y1="19.161cm" svg:x2="15.605cm" svg:y2="19.161cm">
          <text:p/>
        </draw:line>
        <draw:line draw:style-name="gr28" draw:text-style-name="P2" draw:layer="layout" svg:x1="19.923cm" svg:y1="18.272cm" svg:x2="19.161cm" svg:y2="19.161cm">
          <text:p/>
        </draw:line>
        <draw:line draw:style-name="gr29" draw:text-style-name="P2" draw:layer="layout" svg:x1="27.305cm" svg:y1="1.532cm" svg:x2="27.305cm" svg:y2="15.502cm">
          <text:p/>
        </draw:line>
        <draw:custom-shape draw:style-name="gr30" draw:text-style-name="P13" draw:layer="layout" svg:width="5.661cm" svg:height="1.228cm" svg:x="22.405cm" svg:y="1.436cm">
          <text:p text:style-name="P3"><text:span text:style-name="T20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3" draw:layer="layout" svg:width="5.364cm" svg:height="1.228cm" svg:x="22.702cm" svg:y="4.194cm">
          <text:p text:style-name="P3"><text:span text:style-name="T20">MX bin compa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draw:layer="layout" svg:width="5.715cm" svg:height="1.228cm" svg:x="22.351cm" svg:y="5.57cm">
          <text:p text:style-name="P3"><text:span text:style-name="T20">Open-MX library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3.586cm" svg:height="1.228cm" svg:x="24.48cm" svg:y="2.815cm">
          <text:p text:style-name="P3"><text:span text:style-name="T20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" draw:text-style-name="P10" draw:layer="layout" svg:width="11.303cm" svg:height="15.113cm" svg:x="1cm" svg:y="1.127cm">
          <text:p text:style-name="P3"><text:span text:style-name="T11">Control VM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1" draw:layer="layout" svg:width="16.27cm" svg:height="15.113cm" svg:x="12.43cm" svg:y="1.127cm">
          <text:p text:style-name="P3"><text:span text:style-name="T13">Guest 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5.588cm" svg:height="2.713cm" svg:x="12.684cm" svg:y="5.182cm">
          <text:p text:style-name="P3"><text:span text:style-name="T23">Xen2MX front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7.416cm" svg:y1="2.778cm" svg:x2="18.145cm" svg:y2="6.842cm">
          <text:p/>
        </draw:line>
        <draw:custom-shape draw:style-name="gr35" draw:text-style-name="P15" draw:layer="layout" svg:width="5.461cm" svg:height="2.713cm" svg:x="22.971cm" svg:y="11.055cm">
          <text:p text:style-name="P3"><text:span text:style-name="T24">Open-MX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7.797cm" svg:y1="1.508cm" svg:x2="27.797cm" svg:y2="10.89cm">
          <text:p/>
        </draw:line>
        <draw:custom-shape draw:style-name="gr36" draw:text-style-name="P16" draw:layer="layout" svg:width="4.445cm" svg:height="1.798cm" svg:x="4.069cm" svg:y="9.051cm">
          <text:p text:style-name="P3"><text:span text:style-name="T25">net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2.938cm" svg:y1="10.017cm" svg:x2="8.112cm" svg:y2="10.017cm">
          <text:p/>
        </draw:line>
        <draw:custom-shape draw:style-name="gr37" draw:text-style-name="P16" draw:layer="layout" svg:width="4.572cm" svg:height="1.798cm" svg:x="12.811cm" svg:y="9.001cm">
          <text:p text:style-name="P3"><text:span text:style-name="T25">netfro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7" draw:layer="layout" svg:width="0.635cm" svg:height="3.694cm" svg:x="28.051cm" svg:y="1.362cm">
          <draw:text-box>
            <text:p text:style-name="P6"><text:span text:style-name="T1">user</text:span></text:p>
          </draw:text-box>
        </draw:frame>
        <draw:frame draw:style-name="gr39" draw:text-style-name="P7" draw:layer="layout" svg:width="0.655cm" svg:height="5.458cm" svg:x="28.024cm" svg:y="4.553cm">
          <draw:text-box>
            <text:p text:style-name="P6"><text:span text:style-name="T1">kernel</text:span></text:p>
          </draw:text-box>
        </draw:frame>
        <draw:line draw:style-name="gr6" draw:text-style-name="P2" draw:layer="layout" svg:x1="6.588cm" svg:y1="13.573cm" svg:x2="5.318cm" svg:y2="15.478cm">
          <text:p/>
        </draw:line>
        <draw:custom-shape draw:style-name="gr40" draw:text-style-name="P2" draw:layer="layout" svg:width="4.283cm" svg:height="1.03cm" svg:x="4.131cm" svg:y="12.933cm">
          <text:p text:style-name="P1"><text:span text:style-name="T1">Software bri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.778cm" svg:y1="7.985cm" svg:x2="2.778cm" svg:y2="14.97cm">
          <text:p/>
        </draw:line>
        <draw:custom-shape draw:style-name="gr41" draw:text-style-name="P14" draw:layer="layout" svg:width="5.969cm" svg:height="2.713cm" svg:x="1.472cm" svg:y="5.234cm">
          <text:p text:style-name="P3"><text:span text:style-name="T23">Xen2MX back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2.811cm" svg:y1="6.842cm" svg:x2="7.477cm" svg:y2="6.842cm">
          <text:p/>
        </draw:line>
        <draw:line draw:style-name="gr29" draw:text-style-name="P2" draw:layer="layout" svg:x1="27.305cm" svg:y1="1.524cm" svg:x2="27.305cm" svg:y2="10.906cm">
          <text:p/>
        </draw:line>
        <draw:custom-shape draw:style-name="gr42" draw:text-style-name="P13" draw:layer="layout" svg:width="5.661cm" svg:height="1.228cm" svg:x="16.405cm" svg:y="1.436cm">
          <text:p text:style-name="P3"><text:span text:style-name="T20">User 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draw:layer="layout" svg:width="5.364cm" svg:height="1.228cm" svg:x="22.702cm" svg:y="1.394cm">
          <text:p text:style-name="P3"><text:span text:style-name="T20">MX bin comp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draw:layer="layout" svg:width="5.715cm" svg:height="1.228cm" svg:x="22.351cm" svg:y="2.77cm">
          <text:p text:style-name="P3"><text:span text:style-name="T20">Open-MX 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3" draw:layer="layout" svg:width="3.586cm" svg:height="1.228cm" svg:x="18.48cm" svg:y="2.778cm">
          <text:p text:style-name="P3"><text:span text:style-name="T20">MPI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3.098cm" svg:y1="13.065cm" svg:x2="20.558cm" svg:y2="13.065cm">
          <text:p/>
        </draw:line>
        <draw:line draw:style-name="gr29" draw:text-style-name="P2" draw:layer="layout" svg:x1="23.045cm" svg:y1="12.557cm" svg:x2="20.611cm" svg:y2="12.557cm">
          <text:p/>
        </draw:line>
        <draw:line draw:style-name="gr29" draw:text-style-name="P2" draw:layer="layout" svg:x1="18.145cm" svg:y1="12.938cm" svg:x2="17.383cm" svg:y2="10.652cm">
          <text:p/>
        </draw:line>
        <draw:line draw:style-name="gr9" draw:text-style-name="P2" draw:layer="layout" svg:x1="18.399cm" svg:y1="13.065cm" svg:x2="15.859cm" svg:y2="14.589cm">
          <text:p/>
        </draw:line>
        <draw:line draw:style-name="gr45" draw:text-style-name="P17" draw:layer="layout" svg:x1="28.7cm" svg:y1="4.175cm" svg:x2="1cm" svg:y2="4.175cm">
          <text:p/>
        </draw:line>
        <draw:line draw:style-name="gr6" draw:text-style-name="P2" draw:layer="layout" svg:x1="7.223cm" svg:y1="10.652cm" svg:x2="6.715cm" svg:y2="12.938cm">
          <text:p/>
        </draw:line>
        <draw:custom-shape draw:style-name="gr1" draw:text-style-name="P2" draw:layer="layout" svg:width="27.7cm" svg:height="2.413cm" svg:x="0.999cm" svg:y="17.508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7.7cm" svg:height="1.017cm" svg:x="0.999cm" svg:y="16.365cm">
          <text:p text:style-name="P1"><text:span text:style-name="T1">X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49cm" svg:height="1.664cm" svg:x="19.541cm" svg:y="17.876cm">
          <text:p text:style-name="P1"><text:span text:style-name="T1">Smart 10GbE </text:span></text:p>
          <text:p text:style-name="P1"><text:span text:style-name="T1">N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819cm" svg:height="1.779cm" svg:x="5.698cm" svg:y="17.762cm">
          <text:p text:style-name="P1"><text:span text:style-name="T1">Generic 10GbE </text:span></text:p>
          <text:p text:style-name="P1"><text:span text:style-name="T1">N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7.51cm" svg:y1="15.478cm" svg:x2="21.447cm" svg:y2="17.891cm">
          <text:p/>
        </draw:line>
        <draw:line draw:style-name="gr6" draw:text-style-name="P2" draw:layer="layout" svg:x1="3.032cm" svg:y1="15.605cm" svg:x2="5.953cm" svg:y2="17.764cm">
          <text:p/>
        </draw:line>
        <draw:line draw:style-name="gr5" draw:text-style-name="P2" draw:layer="layout" svg:x1="2.657cm" svg:y1="16.03cm" svg:x2="5.578cm" svg:y2="18.189cm">
          <text:p/>
        </draw:line>
        <draw:custom-shape draw:style-name="gr46" draw:text-style-name="P18" draw:layer="layout" svg:width="4.318cm" svg:height="1.596cm" svg:x="16.24cm" svg:y="12.176cm">
          <text:p text:style-name="P1"><text:span text:style-name="T26">Eth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draw:layer="layout" svg:width="5.08cm" svg:height="1.397cm" svg:x="12.557cm" svg:y="14.589cm">
          <text:p text:style-name="P1"><text:span text:style-name="T27">NIC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1"><text:span text:style-name="T1">NIC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" draw:text-style-name="P10" draw:layer="layout" svg:width="11.303cm" svg:height="15.113cm" svg:x="1cm" svg:y="1.127cm">
          <text:p text:style-name="P20"><text:span text:style-name="T11">Control VM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1" draw:layer="layout" svg:width="16.27cm" svg:height="15.113cm" svg:x="12.43cm" svg:y="1.127cm">
          <text:p text:style-name="P20"><text:span text:style-name="T13">Guest 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5.461cm" svg:height="2.713cm" svg:x="22.971cm" svg:y="11.055cm">
          <text:p text:style-name="P21"><text:span text:style-name="T24">Open-MX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7.797cm" svg:y1="1.508cm" svg:x2="27.797cm" svg:y2="10.89cm">
          <text:p/>
        </draw:line>
        <draw:custom-shape draw:style-name="gr48" draw:text-style-name="P16" draw:layer="layout" svg:width="4.445cm" svg:height="1.798cm" svg:x="4.069cm" svg:y="9.051cm">
          <text:p text:style-name="P22"><text:span text:style-name="T25">net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2.938cm" svg:y1="10.017cm" svg:x2="8.112cm" svg:y2="10.017cm">
          <text:p/>
        </draw:line>
        <draw:custom-shape draw:style-name="gr48" draw:text-style-name="P16" draw:layer="layout" svg:width="4.572cm" svg:height="1.798cm" svg:x="12.811cm" svg:y="9.001cm">
          <text:p text:style-name="P22"><text:span text:style-name="T25">netfro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7" draw:layer="layout" svg:width="0.635cm" svg:height="3.694cm" svg:x="28.051cm" svg:y="1.362cm">
          <draw:text-box>
            <text:p text:style-name="P23"><text:span text:style-name="T1">user</text:span></text:p>
          </draw:text-box>
        </draw:frame>
        <draw:frame draw:style-name="gr39" draw:text-style-name="P7" draw:layer="layout" svg:width="0.655cm" svg:height="5.458cm" svg:x="28.024cm" svg:y="4.553cm">
          <draw:text-box>
            <text:p text:style-name="P23"><text:span text:style-name="T1">kernel</text:span></text:p>
          </draw:text-box>
        </draw:frame>
        <draw:line draw:style-name="gr6" draw:text-style-name="P2" draw:layer="layout" svg:x1="6.588cm" svg:y1="13.573cm" svg:x2="5.318cm" svg:y2="15.478cm">
          <text:p/>
        </draw:line>
        <draw:custom-shape draw:style-name="gr49" draw:text-style-name="P2" draw:layer="layout" svg:width="4.283cm" svg:height="1.03cm" svg:x="4.131cm" svg:y="12.933cm">
          <text:p text:style-name="P24"><text:span text:style-name="T1">Software bri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" draw:layer="layout" svg:x1="27.305cm" svg:y1="1.524cm" svg:x2="27.305cm" svg:y2="10.906cm">
          <text:p/>
        </draw:line>
        <draw:custom-shape draw:style-name="gr50" draw:text-style-name="P13" draw:layer="layout" svg:width="5.661cm" svg:height="1.228cm" svg:x="16.405cm" svg:y="1.436cm">
          <text:p text:style-name="P20"><text:span text:style-name="T20">User 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364cm" svg:height="1.228cm" svg:x="22.702cm" svg:y="1.394cm">
          <text:p text:style-name="P20"><text:span text:style-name="T20">MX bin comp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715cm" svg:height="1.228cm" svg:x="22.351cm" svg:y="2.77cm">
          <text:p text:style-name="P20"><text:span text:style-name="T20">Open-MX 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18.48cm" svg:y="2.778cm">
          <text:p text:style-name="P20"><text:span text:style-name="T20">MPI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3.098cm" svg:y1="13.065cm" svg:x2="20.558cm" svg:y2="13.065cm">
          <text:p/>
        </draw:line>
        <draw:line draw:style-name="gr29" draw:text-style-name="P2" draw:layer="layout" svg:x1="23.045cm" svg:y1="12.557cm" svg:x2="20.611cm" svg:y2="12.557cm">
          <text:p/>
        </draw:line>
        <draw:line draw:style-name="gr29" draw:text-style-name="P2" draw:layer="layout" svg:x1="18.145cm" svg:y1="12.938cm" svg:x2="17.383cm" svg:y2="10.652cm">
          <text:p/>
        </draw:line>
        <draw:line draw:style-name="gr9" draw:text-style-name="P2" draw:layer="layout" svg:x1="18.399cm" svg:y1="13.065cm" svg:x2="15.859cm" svg:y2="14.589cm">
          <text:p/>
        </draw:line>
        <draw:line draw:style-name="gr45" draw:text-style-name="P17" draw:layer="layout" svg:x1="28.7cm" svg:y1="4.175cm" svg:x2="1cm" svg:y2="4.175cm">
          <text:p/>
        </draw:line>
        <draw:line draw:style-name="gr6" draw:text-style-name="P2" draw:layer="layout" svg:x1="7.223cm" svg:y1="10.652cm" svg:x2="6.715cm" svg:y2="12.938cm">
          <text:p/>
        </draw:line>
        <draw:custom-shape draw:style-name="gr1" draw:text-style-name="P2" draw:layer="layout" svg:width="27.7cm" svg:height="2.413cm" svg:x="0.999cm" svg:y="17.508cm">
          <text:p text:style-name="P24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7.7cm" svg:height="1.017cm" svg:x="0.999cm" svg:y="16.365cm">
          <text:p text:style-name="P24"><text:span text:style-name="T1">X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49cm" svg:height="1.664cm" svg:x="19.541cm" svg:y="17.876cm">
          <text:p text:style-name="P24"><text:span text:style-name="T1">Smart 10GbE </text:span></text:p>
          <text:p text:style-name="P24"><text:span text:style-name="T1">N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819cm" svg:height="1.779cm" svg:x="5.698cm" svg:y="17.762cm">
          <text:p text:style-name="P24"><text:span text:style-name="T1">Generic 10GbE </text:span></text:p>
          <text:p text:style-name="P24"><text:span text:style-name="T1">N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7.51cm" svg:y1="15.478cm" svg:x2="21.447cm" svg:y2="17.891cm">
          <text:p/>
        </draw:line>
        <draw:line draw:style-name="gr6" draw:text-style-name="P2" draw:layer="layout" svg:x1="3.032cm" svg:y1="15.605cm" svg:x2="5.953cm" svg:y2="17.764cm">
          <text:p/>
        </draw:line>
        <draw:custom-shape draw:style-name="gr52" draw:text-style-name="P18" draw:layer="layout" svg:width="4.318cm" svg:height="1.596cm" svg:x="16.24cm" svg:y="12.176cm">
          <text:p text:style-name="P25"><text:span text:style-name="T26">Eth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draw:layer="layout" svg:width="5.08cm" svg:height="1.397cm" svg:x="12.557cm" svg:y="14.589cm">
          <text:p text:style-name="P26"><text:span text:style-name="T27">NIC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24"><text:span text:style-name="T1">NIC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2" draw:text-style-name="P11" draw:layer="layout" svg:width="27.573cm" svg:height="16.256cm" svg:x="1.127cm" svg:y="1.127cm">
          <text:p text:style-name="P20"><text:span text:style-name="T13">Physical</text:span></text:p>
          <text:p text:style-name="P20"><text:span text:style-name="T13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5.461cm" svg:height="2.713cm" svg:x="22.971cm" svg:y="11.055cm">
          <text:p text:style-name="P21"><text:span text:style-name="T24">Open-MX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7" draw:layer="layout" svg:width="0.635cm" svg:height="3.694cm" svg:x="28.051cm" svg:y="1.362cm">
          <draw:text-box>
            <text:p text:style-name="P23"><text:span text:style-name="T1">user</text:span></text:p>
          </draw:text-box>
        </draw:frame>
        <draw:frame draw:style-name="gr39" draw:text-style-name="P7" draw:layer="layout" svg:width="0.655cm" svg:height="5.458cm" svg:x="28.024cm" svg:y="4.553cm">
          <draw:text-box>
            <text:p text:style-name="P23"><text:span text:style-name="T1">kernel</text:span></text:p>
          </draw:text-box>
        </draw:frame>
        <draw:line draw:style-name="gr29" draw:text-style-name="P2" draw:layer="layout" svg:x1="27.305cm" svg:y1="1.524cm" svg:x2="27.305cm" svg:y2="10.906cm">
          <text:p/>
        </draw:line>
        <draw:custom-shape draw:style-name="gr50" draw:text-style-name="P13" draw:layer="layout" svg:width="5.661cm" svg:height="1.228cm" svg:x="16.405cm" svg:y="1.436cm">
          <text:p text:style-name="P20"><text:span text:style-name="T20">User 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364cm" svg:height="1.228cm" svg:x="22.702cm" svg:y="1.394cm">
          <text:p text:style-name="P20"><text:span text:style-name="T20">MX bin comp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715cm" svg:height="1.228cm" svg:x="22.351cm" svg:y="2.77cm">
          <text:p text:style-name="P20"><text:span text:style-name="T20">Open-MX 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18.48cm" svg:y="2.778cm">
          <text:p text:style-name="P20"><text:span text:style-name="T20">MPI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" draw:layer="layout" svg:x1="23.045cm" svg:y1="12.557cm" svg:x2="20.611cm" svg:y2="12.557cm">
          <text:p/>
        </draw:line>
        <draw:line draw:style-name="gr29" draw:text-style-name="P2" draw:layer="layout" svg:x1="18.145cm" svg:y1="12.938cm" svg:x2="17.002cm" svg:y2="14.589cm">
          <text:p/>
        </draw:line>
        <draw:line draw:style-name="gr45" draw:text-style-name="P17" draw:layer="layout" svg:x1="28.7cm" svg:y1="4.175cm" svg:x2="1.127cm" svg:y2="4.175cm">
          <text:p/>
        </draw:line>
        <draw:custom-shape draw:style-name="gr1" draw:text-style-name="P2" draw:layer="layout" svg:width="27.7cm" svg:height="2.413cm" svg:x="0.999cm" svg:y="17.508cm">
          <text:p text:style-name="P24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149cm" svg:height="1.664cm" svg:x="19.541cm" svg:y="17.876cm">
          <text:p text:style-name="P24"><text:span text:style-name="T1">Smart 10GbE </text:span></text:p>
          <text:p text:style-name="P24"><text:span text:style-name="T1">N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819cm" svg:height="1.779cm" svg:x="5.698cm" svg:y="17.762cm">
          <text:p text:style-name="P24"><text:span text:style-name="T1">Generic 10GbE </text:span></text:p>
          <text:p text:style-name="P24"><text:span text:style-name="T1">N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8" draw:layer="layout" svg:width="4.318cm" svg:height="1.596cm" svg:x="16.24cm" svg:y="12.176cm">
          <text:p text:style-name="P25"><text:span text:style-name="T26">Eth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" draw:layer="layout" svg:x1="12.938cm" svg:y1="15.732cm" svg:x2="9.509cm" svg:y2="17.764cm">
          <text:p/>
        </draw:line>
        <draw:line draw:style-name="gr29" draw:text-style-name="P2" draw:layer="layout" svg:x1="12.939cm" svg:y1="15.656cm" svg:x2="20.812cm" svg:y2="17.891cm">
          <text:p/>
        </draw:line>
        <draw:custom-shape draw:style-name="gr13" draw:text-style-name="P19" draw:layer="layout" svg:width="5.08cm" svg:height="1.397cm" svg:x="12.557cm" svg:y="14.589cm">
          <text:p text:style-name="P26"><text:span text:style-name="T27">NIC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" draw:text-style-name="P2" draw:layer="layout" svg:width="8.382cm" svg:height="2.49cm" svg:x="1cm" svg:y="17.51cm">
          <text:p text:style-name="P24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1.303cm" svg:height="15.113cm" svg:x="1cm" svg:y="1.127cm">
          <text:p text:style-name="P20"><text:span text:style-name="T11">Control VM</text:span><text:span text:style-name="T12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82cm" svg:height="1.017cm" svg:x="1cm" svg:y="16.367cm">
          <text:p text:style-name="P24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6.27cm" svg:height="18.873cm" svg:x="12.43cm" svg:y="1.127cm">
          <text:p text:style-name="P20"><text:span text:style-name="T13">Guest VM:</text:span><text:span text:style-name="T14"> runs the user </text:span></text:p>
          <text:p text:style-name="P20"><text:span text:style-name="T14">application. Data originating</text:span></text:p>
          <text:p text:style-name="P27"><text:span text:style-name="T15">from user-space are transmitted </text:span></text:p>
          <text:p text:style-name="P27"><text:span text:style-name="T15">to the network via:</text:span></text:p>
          <text:p text:style-name="P27"><text:span text:style-name="T16">i) Xen2MX (red, dashed),</text:span></text:p>
          <text:p text:style-name="P27"><text:span text:style-name="T16">ii) the bridged case (black, solid) </text:span></text:p>
          <text:p text:style-name="P27"><text:span text:style-name="T16">iii) direct assignment (blue, soli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16cm" svg:height="0.889cm" svg:x="1.199cm" svg:y="17.764cm">
          <text:p text:style-name="P24"><text:span text:style-name="T1">Generic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4.024cm" svg:height="6.223cm" svg:x="12.884cm" svg:y="7.782cm">
          <text:p text:style-name="P20"><text:span text:style-name="T3">Xen2XM frontend: </text:span><text:span text:style-name="T4">handles requests from the OpenMX library. Issues requests to the backend via event channels and is triggered by IOCTLs (requests) and soft-interrupts (responses). Features endpoint semantics and hooks for pinning/allocating memory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2.622cm" svg:y1="2.397cm" svg:x2="22.622cm" svg:y2="7.858cm">
          <text:p/>
        </draw:line>
        <draw:line draw:style-name="gr6" draw:text-style-name="P2" draw:layer="layout" svg:x1="3.032cm" svg:y1="15.605cm" svg:x2="3.032cm" svg:y2="17.764cm">
          <text:p/>
        </draw:line>
        <draw:line draw:style-name="gr7" draw:text-style-name="P2" draw:layer="layout" svg:x1="12.43cm" svg:y1="7.656cm" svg:x2="28.7cm" svg:y2="7.656cm">
          <text:p/>
        </draw:line>
        <draw:custom-shape draw:style-name="gr22" draw:text-style-name="P12" draw:layer="layout" svg:width="8.763cm" svg:height="5.583cm" svg:x="19.669cm" svg:y="14.208cm">
          <text:p text:style-name="P20"><text:span text:style-name="T17">Open-MX protocol: </text:span><text:span text:style-name="T18">handles requests from the OpenMX library. Builds the frame and pushes it on to the Ethernet st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7.797cm" svg:y1="1.508cm" svg:x2="27.797cm" svg:y2="15.478cm">
          <text:p/>
        </draw:line>
        <draw:custom-shape draw:style-name="gr53" draw:text-style-name="P12" draw:layer="layout" svg:width="10.033cm" svg:height="3.196cm" svg:x="2.016cm" svg:y="11.16cm">
          <text:p text:style-name="P20"><text:span text:style-name="T17">netback: </text:span><text:span text:style-name="T18">handles frames from/to a generic guest. Injects them into the software bridge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2.811cm" svg:y1="15.986cm" svg:x2="11.668cm" svg:y2="13.954cm">
          <text:p/>
        </draw:line>
        <draw:custom-shape draw:style-name="gr24" draw:text-style-name="P12" draw:layer="layout" svg:width="6.985cm" svg:height="4.272cm" svg:x="12.557cm" svg:y="14.208cm">
          <text:p text:style-name="P20"><text:span text:style-name="T17">netfront: </text:span><text:span text:style-name="T18">handles all virtual ethernet traffic and forwards it to the netb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0.635cm" svg:height="2.943cm" svg:x="28.051cm" svg:y="4.662cm">
          <draw:text-box>
            <text:p text:style-name="P23"><text:span text:style-name="T1">user</text:span></text:p>
          </draw:text-box>
        </draw:frame>
        <draw:frame draw:style-name="gr12" draw:text-style-name="P7" draw:layer="layout" svg:width="0.655cm" svg:height="4.289cm" svg:x="28.024cm" svg:y="7.653cm">
          <draw:text-box>
            <text:p text:style-name="P23"><text:span text:style-name="T1">kernel</text:span></text:p>
          </draw:text-box>
        </draw:frame>
        <draw:custom-shape draw:style-name="gr13" draw:text-style-name="P2" draw:layer="layout" svg:width="3.175cm" svg:height="1.016cm" svg:x="12.557cm" svg:y="18.608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7.731cm" svg:y1="15.478cm" svg:x2="5.318cm" svg:y2="15.478cm">
          <text:p/>
        </draw:line>
        <draw:line draw:style-name="gr6" draw:text-style-name="P2" draw:layer="layout" svg:x1="10.652cm" svg:y1="14.208cm" svg:x2="9.001cm" svg:y2="15.224cm">
          <text:p/>
        </draw:line>
        <draw:custom-shape draw:style-name="gr49" draw:text-style-name="P2" draw:layer="layout" svg:width="4.283cm" svg:height="1.03cm" svg:x="7.731cm" svg:y="15.083cm">
          <text:p text:style-name="P24"><text:span text:style-name="T1">Software bridge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" draw:layer="layout" svg:x1="16.875cm" svg:y1="19.161cm" svg:x2="15.986cm" svg:y2="18.272cm">
          <text:p/>
        </draw:line>
        <draw:custom-shape draw:style-name="gr19" draw:text-style-name="P2" draw:layer="layout" svg:width="2.667cm" svg:height="1.03cm" svg:x="16.621cm" svg:y="18.608cm">
          <text:p text:style-name="P24"><text:span text:style-name="T1">Etherne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2.684cm" svg:y1="18.907cm" svg:x2="6.715cm" svg:y2="18.907cm">
          <text:p/>
        </draw:line>
        <draw:line draw:style-name="gr5" draw:text-style-name="P2" draw:layer="layout" svg:x1="1.67cm" svg:y1="9.509cm" svg:x2="1.67cm" svg:y2="14.97cm">
          <text:p/>
        </draw:line>
        <draw:custom-shape draw:style-name="gr27" draw:text-style-name="P13" draw:layer="layout" svg:width="10.922cm" svg:height="6.987cm" svg:x="1.254cm" svg:y="3.921cm">
          <text:p text:style-name="P20"><text:span text:style-name="T19">Xen2XM backend: </text:span><text:span text:style-name="T20">handles incoming requests from both the frontend and the network. Implements the actual Open-MX protocol and forwards network frames based on their </text:span><text:span text:style-name="T21">peer_index</text:span><text:span text:style-name="T22">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3.065cm" svg:y1="8.493cm" svg:x2="11.287cm" svg:y2="6.842cm">
          <text:p/>
        </draw:line>
        <draw:custom-shape draw:style-name="gr3" draw:text-style-name="P2" draw:layer="layout" svg:width="5.526cm" svg:height="0.889cm" svg:x="1.189cm" svg:y="18.78cm">
          <text:p text:style-name="P24"><text:span text:style-name="T1">Smart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16.621cm" svg:y1="19.161cm" svg:x2="15.605cm" svg:y2="19.161cm">
          <text:p/>
        </draw:line>
        <draw:line draw:style-name="gr28" draw:text-style-name="P2" draw:layer="layout" svg:x1="19.923cm" svg:y1="18.272cm" svg:x2="19.161cm" svg:y2="19.161cm">
          <text:p/>
        </draw:line>
        <draw:line draw:style-name="gr29" draw:text-style-name="P2" draw:layer="layout" svg:x1="27.305cm" svg:y1="1.532cm" svg:x2="27.305cm" svg:y2="15.502cm">
          <text:p/>
        </draw:line>
        <draw:custom-shape draw:style-name="gr50" draw:text-style-name="P13" draw:layer="layout" svg:width="5.661cm" svg:height="1.228cm" svg:x="22.405cm" svg:y="1.436cm">
          <text:p text:style-name="P20"><text:span text:style-name="T20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364cm" svg:height="1.228cm" svg:x="22.702cm" svg:y="4.194cm">
          <text:p text:style-name="P20"><text:span text:style-name="T20">MX bin compa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715cm" svg:height="1.228cm" svg:x="22.351cm" svg:y="5.57cm">
          <text:p text:style-name="P20"><text:span text:style-name="T20">Open-MX library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24.48cm" svg:y="2.815cm">
          <text:p text:style-name="P20"><text:span text:style-name="T20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" draw:text-style-name="P2" draw:layer="layout" svg:width="8.382cm" svg:height="2.49cm" svg:x="1cm" svg:y="17.51cm">
          <text:p text:style-name="P24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1.303cm" svg:height="15.113cm" svg:x="1cm" svg:y="1.127cm">
          <text:p text:style-name="P20"><text:span text:style-name="T11">Control VM</text:span><text:span text:style-name="T12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82cm" svg:height="1.017cm" svg:x="1cm" svg:y="16.367cm">
          <text:p text:style-name="P24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6.27cm" svg:height="18.873cm" svg:x="12.43cm" svg:y="1.127cm">
          <text:p text:style-name="P20"><text:span text:style-name="T13">Guest VM:</text:span><text:span text:style-name="T14"> runs the user </text:span></text:p>
          <text:p text:style-name="P20"><text:span text:style-name="T14">application.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16cm" svg:height="0.889cm" svg:x="1.199cm" svg:y="17.764cm">
          <text:p text:style-name="P24"><text:span text:style-name="T1">Generic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2.43cm" svg:y1="7.656cm" svg:x2="28.7cm" svg:y2="7.656cm">
          <text:p/>
        </draw:line>
        <draw:frame draw:style-name="gr12" draw:text-style-name="P7" draw:layer="layout" svg:width="0.635cm" svg:height="2.943cm" svg:x="28.051cm" svg:y="4.662cm">
          <draw:text-box>
            <text:p text:style-name="P23"><text:span text:style-name="T1">user</text:span></text:p>
          </draw:text-box>
        </draw:frame>
        <draw:frame draw:style-name="gr12" draw:text-style-name="P7" draw:layer="layout" svg:width="0.655cm" svg:height="4.289cm" svg:x="28.024cm" svg:y="7.653cm">
          <draw:text-box>
            <text:p text:style-name="P23"><text:span text:style-name="T1">kernel</text:span></text:p>
          </draw:text-box>
        </draw:frame>
        <draw:custom-shape draw:style-name="gr3" draw:text-style-name="P2" draw:layer="layout" svg:width="5.526cm" svg:height="0.889cm" svg:x="1.189cm" svg:y="18.78cm">
          <text:p text:style-name="P24"><text:span text:style-name="T1">Smart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5.661cm" svg:height="1.228cm" svg:x="22.405cm" svg:y="1.436cm">
          <text:p text:style-name="P20"><text:span text:style-name="T20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24.48cm" svg:y="2.815cm">
          <text:p text:style-name="P20"><text:span text:style-name="T20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custom-shape draw:style-name="gr1" draw:text-style-name="P2" draw:layer="layout" svg:width="8.382cm" svg:height="2.49cm" svg:x="1cm" svg:y="17.51cm">
          <text:p text:style-name="P24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1.303cm" svg:height="15.113cm" svg:x="1cm" svg:y="1.127cm">
          <text:p text:style-name="P20"><text:span text:style-name="T11">Control VM</text:span><text:span text:style-name="T12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82cm" svg:height="1.017cm" svg:x="1cm" svg:y="16.367cm">
          <text:p text:style-name="P24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6.27cm" svg:height="18.873cm" svg:x="12.43cm" svg:y="1.127cm">
          <text:p text:style-name="P20"><text:span text:style-name="T13">Guest VM:</text:span><text:span text:style-name="T14"> runs the user </text:span></text:p>
          <text:p text:style-name="P20"><text:span text:style-name="T14">application.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16cm" svg:height="0.889cm" svg:x="1.199cm" svg:y="17.764cm">
          <text:p text:style-name="P24"><text:span text:style-name="T1">Generic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2.43cm" svg:y1="7.656cm" svg:x2="28.7cm" svg:y2="7.656cm">
          <text:p/>
        </draw:line>
        <draw:frame draw:style-name="gr12" draw:text-style-name="P7" draw:layer="layout" svg:width="0.635cm" svg:height="2.943cm" svg:x="28.051cm" svg:y="4.662cm">
          <draw:text-box>
            <text:p text:style-name="P23"><text:span text:style-name="T1">user</text:span></text:p>
          </draw:text-box>
        </draw:frame>
        <draw:frame draw:style-name="gr12" draw:text-style-name="P7" draw:layer="layout" svg:width="0.655cm" svg:height="4.289cm" svg:x="28.024cm" svg:y="7.653cm">
          <draw:text-box>
            <text:p text:style-name="P23"><text:span text:style-name="T1">kernel</text:span></text:p>
          </draw:text-box>
        </draw:frame>
        <draw:custom-shape draw:style-name="gr13" draw:text-style-name="P2" draw:layer="layout" svg:width="3.175cm" svg:height="1.016cm" svg:x="12.557cm" svg:y="18.608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526cm" svg:height="0.889cm" svg:x="1.189cm" svg:y="18.78cm">
          <text:p text:style-name="P24"><text:span text:style-name="T1">Smart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5.661cm" svg:height="1.228cm" svg:x="22.405cm" svg:y="1.436cm">
          <text:p text:style-name="P20"><text:span text:style-name="T20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364cm" svg:height="1.228cm" svg:x="22.702cm" svg:y="4.194cm">
          <text:p text:style-name="P20"><text:span text:style-name="T20">MX bin compa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24.48cm" svg:y="2.815cm">
          <text:p text:style-name="P20"><text:span text:style-name="T20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1" draw:text-style-name="P2" draw:layer="layout" svg:width="8.382cm" svg:height="2.49cm" svg:x="1cm" svg:y="17.51cm">
          <text:p text:style-name="P24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1.303cm" svg:height="15.113cm" svg:x="1cm" svg:y="1.127cm">
          <text:p text:style-name="P20"><text:span text:style-name="T11">Control VM</text:span><text:span text:style-name="T12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82cm" svg:height="1.017cm" svg:x="1cm" svg:y="16.367cm">
          <text:p text:style-name="P24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6.27cm" svg:height="18.873cm" svg:x="12.43cm" svg:y="1.127cm">
          <text:p text:style-name="P20"><text:span text:style-name="T13">Guest VM:</text:span><text:span text:style-name="T14"> runs the user </text:span></text:p>
          <text:p text:style-name="P20"><text:span text:style-name="T14">application. Data originating</text:span></text:p>
          <text:p text:style-name="P27"><text:span text:style-name="T15">from user-space are transmitted </text:span></text:p>
          <text:p text:style-name="P27"><text:span text:style-name="T15">to the network via:</text:span></text:p>
          <text:p text:style-name="P27"><text:span text:style-name="T16">i) the bridged case <text:s/></text:span></text:p>
          <text:p text:style-name="P27"><text:span text:style-name="T16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16cm" svg:height="0.889cm" svg:x="1.199cm" svg:y="17.764cm">
          <text:p text:style-name="P24"><text:span text:style-name="T1">Generic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2.43cm" svg:y1="7.656cm" svg:x2="28.7cm" svg:y2="7.656cm">
          <text:p/>
        </draw:line>
        <draw:custom-shape draw:style-name="gr22" draw:text-style-name="P12" draw:layer="layout" svg:width="8.763cm" svg:height="5.583cm" svg:x="19.669cm" svg:y="14.208cm">
          <text:p text:style-name="P20"><text:span text:style-name="T17">Open-MX protocol: </text:span><text:span text:style-name="T18">handles requests from the OpenMX library. Builds the frame and pushes it on to the Ethernet st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2" draw:layer="layout" svg:width="10.033cm" svg:height="3.196cm" svg:x="2.016cm" svg:y="11.16cm">
          <text:p text:style-name="P20"><text:span text:style-name="T17">netback: </text:span><text:span text:style-name="T18">handles frames from/to a generic guest. Injects them into the software bridge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6.985cm" svg:height="4.272cm" svg:x="12.557cm" svg:y="14.208cm">
          <text:p text:style-name="P20"><text:span text:style-name="T17">netfront: </text:span><text:span text:style-name="T18">handles all virtual ethernet traffic and forwards it to the netb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0.635cm" svg:height="2.943cm" svg:x="28.051cm" svg:y="4.662cm">
          <draw:text-box>
            <text:p text:style-name="P23"><text:span text:style-name="T1">user</text:span></text:p>
          </draw:text-box>
        </draw:frame>
        <draw:frame draw:style-name="gr12" draw:text-style-name="P7" draw:layer="layout" svg:width="0.655cm" svg:height="4.289cm" svg:x="28.024cm" svg:y="7.653cm">
          <draw:text-box>
            <text:p text:style-name="P23"><text:span text:style-name="T1">kernel</text:span></text:p>
          </draw:text-box>
        </draw:frame>
        <draw:custom-shape draw:style-name="gr13" draw:text-style-name="P2" draw:layer="layout" svg:width="3.175cm" svg:height="1.016cm" svg:x="12.557cm" svg:y="18.608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4.283cm" svg:height="1.03cm" svg:x="7.731cm" svg:y="15.083cm">
          <text:p text:style-name="P24"><text:span text:style-name="T1">Software bridge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2.667cm" svg:height="1.03cm" svg:x="16.621cm" svg:y="18.608cm">
          <text:p text:style-name="P24"><text:span text:style-name="T1">Etherne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526cm" svg:height="0.889cm" svg:x="1.189cm" svg:y="18.78cm">
          <text:p text:style-name="P24"><text:span text:style-name="T1">Smart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5.661cm" svg:height="1.228cm" svg:x="22.405cm" svg:y="1.436cm">
          <text:p text:style-name="P20"><text:span text:style-name="T20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364cm" svg:height="1.228cm" svg:x="22.702cm" svg:y="4.194cm">
          <text:p text:style-name="P20"><text:span text:style-name="T20">MX bin compa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715cm" svg:height="1.228cm" svg:x="22.351cm" svg:y="5.57cm">
          <text:p text:style-name="P20"><text:span text:style-name="T20">Open-MX library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24.48cm" svg:y="2.815cm">
          <text:p text:style-name="P20"><text:span text:style-name="T20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" draw:text-style-name="P2" draw:layer="layout" svg:width="8.382cm" svg:height="2.49cm" svg:x="1cm" svg:y="17.51cm">
          <text:p text:style-name="P24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1.303cm" svg:height="15.113cm" svg:x="1cm" svg:y="1.127cm">
          <text:p text:style-name="P20"><text:span text:style-name="T11">Control VM</text:span><text:span text:style-name="T12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82cm" svg:height="1.017cm" svg:x="1cm" svg:y="16.367cm">
          <text:p text:style-name="P24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6.27cm" svg:height="18.873cm" svg:x="12.43cm" svg:y="1.127cm">
          <text:p text:style-name="P20"><text:span text:style-name="T13">Guest VM:</text:span><text:span text:style-name="T14"> runs the user </text:span></text:p>
          <text:p text:style-name="P20"><text:span text:style-name="T14">application. Data originating</text:span></text:p>
          <text:p text:style-name="P27"><text:span text:style-name="T15">from user-space are transmitted </text:span></text:p>
          <text:p text:style-name="P27"><text:span text:style-name="T15">to the network via:</text:span></text:p>
          <text:p text:style-name="P27"><text:span text:style-name="T16">i) the bridged case (black, solid) </text:span></text:p>
          <text:p text:style-name="P27"><text:span text:style-name="T16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16cm" svg:height="0.889cm" svg:x="1.199cm" svg:y="17.764cm">
          <text:p text:style-name="P24"><text:span text:style-name="T1">Generic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3.032cm" svg:y1="15.605cm" svg:x2="3.032cm" svg:y2="17.764cm">
          <text:p/>
        </draw:line>
        <draw:line draw:style-name="gr7" draw:text-style-name="P2" draw:layer="layout" svg:x1="12.43cm" svg:y1="7.656cm" svg:x2="28.7cm" svg:y2="7.656cm">
          <text:p/>
        </draw:line>
        <draw:custom-shape draw:style-name="gr22" draw:text-style-name="P12" draw:layer="layout" svg:width="8.763cm" svg:height="5.583cm" svg:x="19.669cm" svg:y="14.208cm">
          <text:p text:style-name="P20"><text:span text:style-name="T17">Open-MX protocol: </text:span><text:span text:style-name="T18">handles requests from the OpenMX library. Builds the frame and pushes it on to the Ethernet st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2" draw:layer="layout" svg:width="10.033cm" svg:height="3.196cm" svg:x="2.016cm" svg:y="11.16cm">
          <text:p text:style-name="P20"><text:span text:style-name="T17">netback: </text:span><text:span text:style-name="T18">handles frames from/to a generic guest. Injects them into the software bridge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2.811cm" svg:y1="15.986cm" svg:x2="11.668cm" svg:y2="13.954cm">
          <text:p/>
        </draw:line>
        <draw:custom-shape draw:style-name="gr24" draw:text-style-name="P12" draw:layer="layout" svg:width="6.985cm" svg:height="4.272cm" svg:x="12.557cm" svg:y="14.208cm">
          <text:p text:style-name="P20"><text:span text:style-name="T17">netfront: </text:span><text:span text:style-name="T18">handles all virtual ethernet traffic and forwards it to the netb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0.635cm" svg:height="2.943cm" svg:x="28.051cm" svg:y="4.662cm">
          <draw:text-box>
            <text:p text:style-name="P23"><text:span text:style-name="T1">user</text:span></text:p>
          </draw:text-box>
        </draw:frame>
        <draw:frame draw:style-name="gr12" draw:text-style-name="P7" draw:layer="layout" svg:width="0.655cm" svg:height="4.289cm" svg:x="28.024cm" svg:y="7.653cm">
          <draw:text-box>
            <text:p text:style-name="P23"><text:span text:style-name="T1">kernel</text:span></text:p>
          </draw:text-box>
        </draw:frame>
        <draw:custom-shape draw:style-name="gr13" draw:text-style-name="P2" draw:layer="layout" svg:width="3.175cm" svg:height="1.016cm" svg:x="12.557cm" svg:y="18.608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7.731cm" svg:y1="15.478cm" svg:x2="5.318cm" svg:y2="15.478cm">
          <text:p/>
        </draw:line>
        <draw:line draw:style-name="gr6" draw:text-style-name="P2" draw:layer="layout" svg:x1="10.652cm" svg:y1="14.208cm" svg:x2="9.001cm" svg:y2="15.224cm">
          <text:p/>
        </draw:line>
        <draw:custom-shape draw:style-name="gr49" draw:text-style-name="P2" draw:layer="layout" svg:width="4.283cm" svg:height="1.03cm" svg:x="7.731cm" svg:y="15.083cm">
          <text:p text:style-name="P24"><text:span text:style-name="T1">Software bridge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" draw:layer="layout" svg:x1="16.875cm" svg:y1="19.161cm" svg:x2="15.986cm" svg:y2="18.272cm">
          <text:p/>
        </draw:line>
        <draw:custom-shape draw:style-name="gr19" draw:text-style-name="P2" draw:layer="layout" svg:width="2.667cm" svg:height="1.03cm" svg:x="16.621cm" svg:y="18.608cm">
          <text:p text:style-name="P24"><text:span text:style-name="T1">Etherne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526cm" svg:height="0.889cm" svg:x="1.189cm" svg:y="18.78cm">
          <text:p text:style-name="P24"><text:span text:style-name="T1">Smart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" draw:layer="layout" svg:x1="27.305cm" svg:y1="1.532cm" svg:x2="27.305cm" svg:y2="15.502cm">
          <text:p/>
        </draw:line>
        <draw:custom-shape draw:style-name="gr50" draw:text-style-name="P13" draw:layer="layout" svg:width="5.661cm" svg:height="1.228cm" svg:x="22.405cm" svg:y="1.436cm">
          <text:p text:style-name="P20"><text:span text:style-name="T20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364cm" svg:height="1.228cm" svg:x="22.702cm" svg:y="4.194cm">
          <text:p text:style-name="P20"><text:span text:style-name="T20">MX bin compa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715cm" svg:height="1.228cm" svg:x="22.351cm" svg:y="5.57cm">
          <text:p text:style-name="P20"><text:span text:style-name="T20">Open-MX library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24.48cm" svg:y="2.815cm">
          <text:p text:style-name="P20"><text:span text:style-name="T20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2" draw:layer="layout" svg:x1="20.023cm" svg:y1="17.997cm" svg:x2="19.261cm" svg:y2="18.886cm">
          <text:p/>
        </draw:line>
      </draw:page>
      <draw:page draw:name="page11" draw:style-name="dp1" draw:master-page-name="Default">
        <draw:custom-shape draw:style-name="gr1" draw:text-style-name="P2" draw:layer="layout" svg:width="8.382cm" svg:height="2.49cm" svg:x="1cm" svg:y="17.51cm">
          <text:p text:style-name="P24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1.303cm" svg:height="15.113cm" svg:x="1cm" svg:y="1.127cm">
          <text:p text:style-name="P20"><text:span text:style-name="T11">Control VM</text:span><text:span text:style-name="T12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82cm" svg:height="1.017cm" svg:x="1cm" svg:y="16.367cm">
          <text:p text:style-name="P24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6.27cm" svg:height="18.873cm" svg:x="12.43cm" svg:y="1.127cm">
          <text:p text:style-name="P20"><text:span text:style-name="T13">Guest VM:</text:span><text:span text:style-name="T14"> runs the user </text:span></text:p>
          <text:p text:style-name="P20"><text:span text:style-name="T14">application. Data originating</text:span></text:p>
          <text:p text:style-name="P27"><text:span text:style-name="T15">from user-space are transmitted </text:span></text:p>
          <text:p text:style-name="P27"><text:span text:style-name="T15">to the network via:</text:span><text:span text:style-name="T16"> </text:span></text:p>
          <text:p text:style-name="P27"><text:span text:style-name="T16">i) the bridged case (black, solid) </text:span></text:p>
          <text:p text:style-name="P27"><text:span text:style-name="T16">ii) direct assignment (blue, soli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16cm" svg:height="0.889cm" svg:x="1.199cm" svg:y="17.764cm">
          <text:p text:style-name="P24"><text:span text:style-name="T1">Generic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3.032cm" svg:y1="15.605cm" svg:x2="3.032cm" svg:y2="17.764cm">
          <text:p/>
        </draw:line>
        <draw:line draw:style-name="gr7" draw:text-style-name="P2" draw:layer="layout" svg:x1="12.43cm" svg:y1="7.656cm" svg:x2="28.7cm" svg:y2="7.656cm">
          <text:p/>
        </draw:line>
        <draw:custom-shape draw:style-name="gr22" draw:text-style-name="P12" draw:layer="layout" svg:width="8.763cm" svg:height="5.583cm" svg:x="19.669cm" svg:y="14.208cm">
          <text:p text:style-name="P20"><text:span text:style-name="T17">Open-MX protocol: </text:span><text:span text:style-name="T18">handles requests from the OpenMX library. Builds the frame and pushes it on to the Ethernet st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7.797cm" svg:y1="1.508cm" svg:x2="27.797cm" svg:y2="15.478cm">
          <text:p/>
        </draw:line>
        <draw:custom-shape draw:style-name="gr53" draw:text-style-name="P12" draw:layer="layout" svg:width="10.033cm" svg:height="3.196cm" svg:x="2.016cm" svg:y="11.16cm">
          <text:p text:style-name="P20"><text:span text:style-name="T17">netback: </text:span><text:span text:style-name="T18">handles frames from/to a generic guest. Injects them into the software bridge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2.811cm" svg:y1="15.986cm" svg:x2="11.668cm" svg:y2="13.954cm">
          <text:p/>
        </draw:line>
        <draw:custom-shape draw:style-name="gr24" draw:text-style-name="P12" draw:layer="layout" svg:width="6.985cm" svg:height="4.272cm" svg:x="12.557cm" svg:y="14.208cm">
          <text:p text:style-name="P20"><text:span text:style-name="T17">netfront: </text:span><text:span text:style-name="T18">handles all virtual ethernet traffic and forwards it to the netb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0.635cm" svg:height="2.943cm" svg:x="28.051cm" svg:y="4.662cm">
          <draw:text-box>
            <text:p text:style-name="P23"><text:span text:style-name="T1">user</text:span></text:p>
          </draw:text-box>
        </draw:frame>
        <draw:frame draw:style-name="gr12" draw:text-style-name="P7" draw:layer="layout" svg:width="0.655cm" svg:height="4.289cm" svg:x="28.024cm" svg:y="7.653cm">
          <draw:text-box>
            <text:p text:style-name="P23"><text:span text:style-name="T1">kernel</text:span></text:p>
          </draw:text-box>
        </draw:frame>
        <draw:custom-shape draw:style-name="gr13" draw:text-style-name="P2" draw:layer="layout" svg:width="3.175cm" svg:height="1.016cm" svg:x="12.557cm" svg:y="18.608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7.731cm" svg:y1="15.478cm" svg:x2="5.318cm" svg:y2="15.478cm">
          <text:p/>
        </draw:line>
        <draw:line draw:style-name="gr6" draw:text-style-name="P2" draw:layer="layout" svg:x1="10.652cm" svg:y1="14.208cm" svg:x2="9.001cm" svg:y2="15.224cm">
          <text:p/>
        </draw:line>
        <draw:custom-shape draw:style-name="gr49" draw:text-style-name="P2" draw:layer="layout" svg:width="4.283cm" svg:height="1.03cm" svg:x="7.731cm" svg:y="15.083cm">
          <text:p text:style-name="P24"><text:span text:style-name="T1">Software bridge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" draw:layer="layout" svg:x1="16.875cm" svg:y1="19.161cm" svg:x2="15.986cm" svg:y2="18.272cm">
          <text:p/>
        </draw:line>
        <draw:custom-shape draw:style-name="gr19" draw:text-style-name="P2" draw:layer="layout" svg:width="2.667cm" svg:height="1.03cm" svg:x="16.621cm" svg:y="18.608cm">
          <text:p text:style-name="P24"><text:span text:style-name="T1">Etherne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2.684cm" svg:y1="18.907cm" svg:x2="6.715cm" svg:y2="18.907cm">
          <text:p/>
        </draw:line>
        <draw:custom-shape draw:style-name="gr3" draw:text-style-name="P2" draw:layer="layout" svg:width="5.526cm" svg:height="0.889cm" svg:x="1.189cm" svg:y="18.78cm">
          <text:p text:style-name="P24"><text:span text:style-name="T1">Smart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16.621cm" svg:y1="19.161cm" svg:x2="15.605cm" svg:y2="19.161cm">
          <text:p/>
        </draw:line>
        <draw:line draw:style-name="gr54" draw:text-style-name="P2" draw:layer="layout" svg:x1="20.023cm" svg:y1="17.972cm" svg:x2="19.261cm" svg:y2="18.861cm">
          <text:p/>
        </draw:line>
        <draw:line draw:style-name="gr29" draw:text-style-name="P2" draw:layer="layout" svg:x1="27.305cm" svg:y1="1.532cm" svg:x2="27.305cm" svg:y2="15.502cm">
          <text:p/>
        </draw:line>
        <draw:custom-shape draw:style-name="gr50" draw:text-style-name="P13" draw:layer="layout" svg:width="5.661cm" svg:height="1.228cm" svg:x="22.405cm" svg:y="1.436cm">
          <text:p text:style-name="P20"><text:span text:style-name="T20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364cm" svg:height="1.228cm" svg:x="22.702cm" svg:y="4.194cm">
          <text:p text:style-name="P20"><text:span text:style-name="T20">MX bin compa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715cm" svg:height="1.228cm" svg:x="22.351cm" svg:y="5.57cm">
          <text:p text:style-name="P20"><text:span text:style-name="T20">Open-MX library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24.48cm" svg:y="2.815cm">
          <text:p text:style-name="P20"><text:span text:style-name="T20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20.023cm" svg:y1="18.397cm" svg:x2="19.261cm" svg:y2="19.286cm">
          <text:p/>
        </draw:line>
      </draw:page>
      <draw:page draw:name="page12" draw:style-name="dp1" draw:master-page-name="Default">
        <draw:custom-shape draw:style-name="gr1" draw:text-style-name="P2" draw:layer="layout" svg:width="8.382cm" svg:height="2.49cm" svg:x="1cm" svg:y="17.51cm">
          <text:p text:style-name="P24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1.303cm" svg:height="15.113cm" svg:x="1cm" svg:y="1.127cm">
          <text:p text:style-name="P20"><text:span text:style-name="T11">Control VM</text:span><text:span text:style-name="T12"> (aka driver domain): has direct access to the hardware and controls all VM operations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82cm" svg:height="1.017cm" svg:x="1cm" svg:y="16.367cm">
          <text:p text:style-name="P24"><text:span text:style-name="T1">Xe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6.27cm" svg:height="18.873cm" svg:x="12.43cm" svg:y="1.127cm">
          <text:p text:style-name="P20"><text:span text:style-name="T13">Guest VM:</text:span><text:span text:style-name="T14"> runs the user </text:span></text:p>
          <text:p text:style-name="P20"><text:span text:style-name="T14">application. Data originating</text:span></text:p>
          <text:p text:style-name="P27"><text:span text:style-name="T15">from user-space are transmitted </text:span></text:p>
          <text:p text:style-name="P27"><text:span text:style-name="T15">to the network via:</text:span></text:p>
          <text:p text:style-name="P27"><text:span text:style-name="T16">i) the bridged case (black, solid) </text:span></text:p>
          <text:p text:style-name="P27"><text:span text:style-name="T16">ii) direct assignment (blue, solid)</text:span></text:p>
          <text:p text:style-name="P27"><text:span text:style-name="T28">iii) Xen2MX (red, dashe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16cm" svg:height="0.889cm" svg:x="1.199cm" svg:y="17.764cm">
          <text:p text:style-name="P24"><text:span text:style-name="T1">Generic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4.024cm" svg:height="6.223cm" svg:x="12.884cm" svg:y="7.782cm">
          <text:p text:style-name="P20"><text:span text:style-name="T3">Xen2XM frontend: </text:span><text:span text:style-name="T4">handles requests from the OpenMX library. Issues requests to the backend via event channels and is triggered by IOCTLs (requests) and soft-interrupts (responses). Features endpoint semantics and hooks for pinning/allocating memory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2.622cm" svg:y1="2.397cm" svg:x2="22.622cm" svg:y2="7.858cm">
          <text:p/>
        </draw:line>
        <draw:line draw:style-name="gr6" draw:text-style-name="P2" draw:layer="layout" svg:x1="3.032cm" svg:y1="15.605cm" svg:x2="3.032cm" svg:y2="17.764cm">
          <text:p/>
        </draw:line>
        <draw:line draw:style-name="gr7" draw:text-style-name="P2" draw:layer="layout" svg:x1="12.43cm" svg:y1="7.656cm" svg:x2="28.7cm" svg:y2="7.656cm">
          <text:p/>
        </draw:line>
        <draw:custom-shape draw:style-name="gr22" draw:text-style-name="P12" draw:layer="layout" svg:width="8.763cm" svg:height="5.583cm" svg:x="19.669cm" svg:y="14.208cm">
          <text:p text:style-name="P20"><text:span text:style-name="T17">Open-MX protocol: </text:span><text:span text:style-name="T18">handles requests from the OpenMX library. Builds the frame and pushes it on to the Ethernet st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7.797cm" svg:y1="1.508cm" svg:x2="27.797cm" svg:y2="15.478cm">
          <text:p/>
        </draw:line>
        <draw:custom-shape draw:style-name="gr53" draw:text-style-name="P12" draw:layer="layout" svg:width="10.033cm" svg:height="3.196cm" svg:x="2.016cm" svg:y="11.16cm">
          <text:p text:style-name="P20"><text:span text:style-name="T17">netback: </text:span><text:span text:style-name="T18">handles frames from/to a generic guest. Injects them into the software bridge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2.811cm" svg:y1="15.986cm" svg:x2="11.668cm" svg:y2="13.954cm">
          <text:p/>
        </draw:line>
        <draw:custom-shape draw:style-name="gr24" draw:text-style-name="P12" draw:layer="layout" svg:width="6.985cm" svg:height="4.272cm" svg:x="12.557cm" svg:y="14.208cm">
          <text:p text:style-name="P20"><text:span text:style-name="T17">netfront: </text:span><text:span text:style-name="T18">handles all virtual ethernet traffic and forwards it to the netba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0.635cm" svg:height="2.943cm" svg:x="28.051cm" svg:y="4.662cm">
          <draw:text-box>
            <text:p text:style-name="P23"><text:span text:style-name="T1">user</text:span></text:p>
          </draw:text-box>
        </draw:frame>
        <draw:frame draw:style-name="gr12" draw:text-style-name="P7" draw:layer="layout" svg:width="0.655cm" svg:height="4.289cm" svg:x="28.024cm" svg:y="7.653cm">
          <draw:text-box>
            <text:p text:style-name="P23"><text:span text:style-name="T1">kernel</text:span></text:p>
          </draw:text-box>
        </draw:frame>
        <draw:custom-shape draw:style-name="gr13" draw:text-style-name="P2" draw:layer="layout" svg:width="3.175cm" svg:height="1.016cm" svg:x="12.557cm" svg:y="18.608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064cm" svg:height="1.016cm" svg:x="1.28cm" svg:y="15.097cm">
          <text:p text:style-name="P24"><text:span text:style-name="T1">NIC driver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7.731cm" svg:y1="15.478cm" svg:x2="5.318cm" svg:y2="15.478cm">
          <text:p/>
        </draw:line>
        <draw:line draw:style-name="gr6" draw:text-style-name="P2" draw:layer="layout" svg:x1="10.652cm" svg:y1="14.208cm" svg:x2="9.001cm" svg:y2="15.224cm">
          <text:p/>
        </draw:line>
        <draw:custom-shape draw:style-name="gr49" draw:text-style-name="P2" draw:layer="layout" svg:width="4.283cm" svg:height="1.03cm" svg:x="7.731cm" svg:y="15.083cm">
          <text:p text:style-name="P24"><text:span text:style-name="T1">Software bridge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" draw:layer="layout" svg:x1="16.875cm" svg:y1="19.161cm" svg:x2="15.986cm" svg:y2="18.272cm">
          <text:p/>
        </draw:line>
        <draw:custom-shape draw:style-name="gr19" draw:text-style-name="P2" draw:layer="layout" svg:width="2.667cm" svg:height="1.03cm" svg:x="16.621cm" svg:y="18.608cm">
          <text:p text:style-name="P24"><text:span text:style-name="T1">Etherne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2.684cm" svg:y1="18.907cm" svg:x2="6.715cm" svg:y2="18.907cm">
          <text:p/>
        </draw:line>
        <draw:line draw:style-name="gr5" draw:text-style-name="P2" draw:layer="layout" svg:x1="1.67cm" svg:y1="9.509cm" svg:x2="1.67cm" svg:y2="14.97cm">
          <text:p/>
        </draw:line>
        <draw:custom-shape draw:style-name="gr27" draw:text-style-name="P13" draw:layer="layout" svg:width="10.922cm" svg:height="6.987cm" svg:x="1.254cm" svg:y="3.921cm">
          <text:p text:style-name="P20"><text:span text:style-name="T19">Xen2XM backend: </text:span><text:span text:style-name="T20">handles incoming requests from both the frontend and the network. Implements the actual Open-MX protocol and forwards network frames based on their </text:span><text:span text:style-name="T21">peer_index</text:span><text:span text:style-name="T22">.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3.065cm" svg:y1="8.493cm" svg:x2="11.287cm" svg:y2="6.842cm">
          <text:p/>
        </draw:line>
        <draw:custom-shape draw:style-name="gr3" draw:text-style-name="P2" draw:layer="layout" svg:width="5.526cm" svg:height="0.889cm" svg:x="1.189cm" svg:y="18.78cm">
          <text:p text:style-name="P24"><text:span text:style-name="T1">Smart 10GbE NIC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16.621cm" svg:y1="19.161cm" svg:x2="15.605cm" svg:y2="19.161cm">
          <text:p/>
        </draw:line>
        <draw:line draw:style-name="gr28" draw:text-style-name="P2" draw:layer="layout" svg:x1="20.023cm" svg:y1="18.372cm" svg:x2="19.261cm" svg:y2="19.261cm">
          <text:p/>
        </draw:line>
        <draw:line draw:style-name="gr29" draw:text-style-name="P2" draw:layer="layout" svg:x1="27.305cm" svg:y1="1.532cm" svg:x2="27.305cm" svg:y2="15.502cm">
          <text:p/>
        </draw:line>
        <draw:custom-shape draw:style-name="gr50" draw:text-style-name="P13" draw:layer="layout" svg:width="5.661cm" svg:height="1.228cm" svg:x="22.405cm" svg:y="1.436cm">
          <text:p text:style-name="P20"><text:span text:style-name="T20">User Application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364cm" svg:height="1.228cm" svg:x="22.702cm" svg:y="4.194cm">
          <text:p text:style-name="P20"><text:span text:style-name="T20">MX bin compat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5.715cm" svg:height="1.228cm" svg:x="22.351cm" svg:y="5.57cm">
          <text:p text:style-name="P20"><text:span text:style-name="T20">Open-MX library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3" draw:layer="layout" svg:width="3.586cm" svg:height="1.228cm" svg:x="24.48cm" svg:y="2.815cm">
          <text:p text:style-name="P20"><text:span text:style-name="T20">MPI</text:span></text:p>
          <draw:enhanced-geometry svg:viewBox="0 0 21600 21600" draw:path-stretchpoint-x="10800" draw:path-stretchpoint-y="10800" draw:text-areas="?f3 ?f4 ?f5 ?f6" draw:type="round-rectangle" draw:modifiers="3799.261992619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2" draw:layer="layout" svg:x1="20.023cm" svg:y1="17.943cm" svg:x2="19.261cm" svg:y2="18.8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0T21:46:49</meta:creation-date>
    <dc:date>2012-08-21T22:15:10</dc:date>
    <meta:editing-duration>P6DT4H54M58S</meta:editing-duration>
    <meta:editing-cycles>7</meta:editing-cycles>
    <meta:generator>LibreOffice/3.5$Linux_X86_64 LibreOffice_project/350m1$Build-2</meta:generator>
    <meta:document-statistic meta:object-count="329"/>
  </office:meta>
</office:document-meta>
</file>